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B0000002BA52BF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6in"/>
    </style:style>
    <style:style style:name="co2" style:family="table-column">
      <style:table-column-properties fo:break-before="auto" style:column-width="0.4047in"/>
    </style:style>
    <style:style style:name="co3" style:family="table-column">
      <style:table-column-properties fo:break-before="auto" style:column-width="0.1839in"/>
    </style:style>
    <style:style style:name="co4" style:family="table-column">
      <style:table-column-properties fo:break-before="auto" style:column-width="0.4661in"/>
    </style:style>
    <style:style style:name="co5" style:family="table-column">
      <style:table-column-properties fo:break-before="auto" style:column-width="0.4909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5646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528in"/>
    </style:style>
    <style:style style:name="co11" style:family="table-column">
      <style:table-column-properties fo:break-before="auto" style:column-width="0.589in"/>
    </style:style>
    <style:style style:name="co12" style:family="table-column">
      <style:table-column-properties fo:break-before="auto" style:column-width="0.972in"/>
    </style:style>
    <style:style style:name="co13" style:family="table-column">
      <style:table-column-properties fo:break-before="auto" style:column-width="0.8835in"/>
    </style:style>
    <style:style style:name="co14" style:family="table-column">
      <style:table-column-properties fo:break-before="auto" style:column-width="0.5764in"/>
    </style:style>
    <style:style style:name="co15" style:family="table-column">
      <style:table-column-properties fo:break-before="auto" style:column-width="0.65in"/>
    </style:style>
    <style:style style:name="co16" style:family="table-column">
      <style:table-column-properties fo:break-before="auto" style:column-width="0.7728in"/>
    </style:style>
    <style:style style:name="co17" style:family="table-column">
      <style:table-column-properties fo:break-before="auto" style:column-width="1.8043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1161in" fo:break-before="auto" style:use-optimal-row-height="false"/>
    </style:style>
    <style:style style:name="ro4" style:family="table-row">
      <style:table-row-properties style:row-height="0.244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1398in" fo:break-before="auto" style:use-optimal-row-height="fals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Tahoma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  <style:text-properties style:font-name="Tahoma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Tahoma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ahoma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ahoma" fo:font-size="12pt" style:font-size-asian="12pt" style:font-size-complex="12pt"/>
    </style:style>
    <style:style style:name="ce6" style:family="table-cell" style:parent-style-name="Default">
      <style:table-cell-properties fo:border="0.0008in solid #000000"/>
      <style:text-properties style:font-name="Tahoma" fo:font-size="12pt" style:font-size-asian="12pt" style:font-size-complex="12pt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Tahoma"/>
    </style:style>
    <style:style style:name="ce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Tahoma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ahoma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4" style:family="table-cell" style:parent-style-name="Default">
      <style:table-cell-properties fo:border-bottom="0.0008in solid #000000" fo:border-left="0.0008in solid #000000" fo:border-right="none" fo:border-top="none"/>
      <style:text-properties style:font-name="Tahoma"/>
    </style:style>
    <style:style style:name="ce15" style:family="table-cell" style:parent-style-name="Default">
      <style:text-properties style:font-name="Tahoma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style:font-name="Tahoma" fo:font-size="12pt" style:font-size-asian="12pt" style:font-size-complex="12pt"/>
    </style:style>
    <style:style style:name="ce17" style:family="table-cell" style:parent-style-name="Default">
      <style:text-properties style:font-name="Tahoma" fo:font-size="12pt" style:font-size-asian="12pt" style:font-size-complex="12pt"/>
    </style:style>
    <style:style style:name="ce18" style:family="table-cell" style:parent-style-name="Default">
      <style:table-cell-properties fo:border-bottom="0.0008in solid #000000" fo:border-left="none" fo:border-right="none" fo:border-top="0.0008in solid #000000"/>
      <style:text-properties style:font-name="Tahoma" fo:font-size="12pt" style:font-size-asian="12pt" style:font-size-complex="12pt"/>
    </style:style>
    <style:style style:name="ce19" style:family="table-cell" style:parent-style-name="Default" style:data-style-name="N2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Tahoma" fo:font-size="12pt" style:font-size-asian="12pt" style:font-size-complex="12pt"/>
    </style:style>
    <style:style style:name="ce22" style:family="table-cell" style:parent-style-name="Default">
      <style:table-cell-properties fo:border-bottom="0.0008in solid #000000" fo:border-left="none" fo:border-right="0.0008in solid #000000" fo:border-top="none"/>
      <style:text-properties style:font-name="Tahoma" fo:font-size="12pt" style:font-size-asian="12pt" style:font-size-complex="12pt"/>
    </style:style>
    <style:style style:name="ce23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Tahom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008in solid #000000" fo:border-right="0.0008in solid #000000" fo:border-top="none"/>
      <style:text-properties style:font-name="Tahoma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008in solid #000000" fo:border-left="none" fo:border-right="none" fo:border-top="0.0008in solid #000000"/>
      <style:text-properties style:font-name="Tahoma"/>
    </style:style>
    <style:style style:name="ce27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font-name="Tahoma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Tahoma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ahoma" fo:font-size="9pt" style:font-size-asian="9pt" style:font-size-complex="9pt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Tahoma" fo:font-size="9pt" style:font-size-asian="9pt" style:font-size-complex="9pt"/>
    </style:style>
    <style:style style:name="ce32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Tahoma" fo:font-size="12pt" style:font-size-asian="12pt" style:font-size-complex="12pt"/>
    </style:style>
    <style:style style:name="ce33" style:family="table-cell" style:parent-style-name="Default">
      <style:table-cell-properties fo:border-bottom="none" fo:border-left="0.0008in solid #000000" fo:border-right="0.0008in solid #000000" fo:border-top="none"/>
      <style:text-properties style:font-name="Tahoma" fo:font-size="12pt" style:font-size-asian="12pt" style:font-size-complex="12pt"/>
    </style:style>
    <style:style style:name="ce34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transparent" fo:border="non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transparent" fo:border="none"/>
      <style:text-properties style:font-name="Tahoma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none" fo:border-top="0.0008in solid #000000"/>
      <style:text-properties style:font-name="Tahoma" fo:font-size="9pt" style:font-size-asian="9pt" style:font-size-complex="9pt"/>
    </style:style>
    <style:style style:name="ce38" style:family="table-cell" style:parent-style-name="Default">
      <style:table-cell-properties fo:border="none"/>
      <style:text-properties style:font-name="Tahoma" fo:font-size="9pt" style:font-size-asian="9pt" style:font-size-complex="9pt"/>
    </style:style>
    <style:style style:name="ce39" style:family="table-cell" style:parent-style-name="Default">
      <style:table-cell-properties fo:border-bottom="0.0008in solid #000000" fo:border-left="none" fo:border-right="none" fo:border-top="none"/>
      <style:text-properties style:font-name="Tahoma" fo:font-size="9pt" style:font-size-asian="9pt" style:font-size-complex="9pt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none"/>
      <style:text-properties style:font-name="Tahoma" fo:font-size="12pt" style:font-size-asian="12pt" style:font-size-complex="12pt"/>
    </style:style>
    <style:style style:name="ce42" style:family="table-cell" style:parent-style-name="Default" style:data-style-name="N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ahoma"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0.0008in solid #000000" fo:border-top="0.0008in solid #000000"/>
      <style:text-properties style:font-name="Tahoma" fo:font-size="12pt" style:font-size-asian="12pt" style:font-size-complex="12pt"/>
    </style:style>
    <style:style style:name="ce45" style:family="table-cell" style:parent-style-name="Default">
      <style:table-cell-properties fo:border-bottom="none" fo:border-left="none" fo:border-right="0.0008in solid #000000" fo:border-top="none"/>
      <style:text-properties style:font-name="Tahoma" fo:font-size="12pt" style:font-size-asian="12pt" style:font-size-complex="12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start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  <style:text-properties style:font-name="Tahoma" fo:font-size="12pt" style:font-size-asian="12pt" style:font-size-complex="12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Tahoma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1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="0.0008in solid #000000"/>
      <style:text-properties style:font-name="Tahoma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order-bottom="0.0008in solid #000000" fo:border-left="none" fo:border-right="none" fo:border-top="none"/>
      <style:text-properties style:font-name="Tahoma" fo:font-size="12pt" style:font-size-asian="12pt" style:font-size-complex="12pt"/>
    </style:style>
    <style:style style:name="ce53" style:family="table-cell" style:parent-style-name="Default">
      <style:table-cell-properties fo:border="none"/>
      <style:text-properties style:font-name="Tahoma"/>
    </style:style>
    <style:style style:name="ce54" style:family="table-cell" style:parent-style-name="Default">
      <style:table-cell-properties fo:border-bottom="none" fo:border-left="0.0008in solid #000000" fo:border-right="none" fo:border-top="0.0008in solid #000000"/>
      <style:text-properties style:font-name="Tahoma" fo:font-size="11pt" style:font-size-asian="11pt" style:font-size-complex="11pt"/>
    </style:style>
    <style:style style:name="ce55" style:family="table-cell" style:parent-style-name="Default">
      <style:table-cell-properties fo:border-bottom="0.0008in solid #000000" fo:border-left="0.0008in solid #000000" fo:border-right="none" fo:border-top="none"/>
      <style:text-properties style:font-name="Tahoma" fo:font-size="11pt" style:font-size-asian="11pt" style:font-size-complex="11pt"/>
    </style:style>
    <style:style style:name="ce56" style:family="table-cell" style:parent-style-name="Default">
      <style:table-cell-properties fo:border-bottom="none" fo:border-left="none" fo:border-right="none" fo:border-top="0.0008in solid #000000"/>
      <style:text-properties style:font-name="Tahoma" fo:font-size="11pt" style:font-size-asian="11pt" style:font-size-complex="11pt"/>
    </style:style>
    <style:style style:name="ce57" style:family="table-cell" style:parent-style-name="Default">
      <style:table-cell-properties fo:border-bottom="0.0008in solid #000000" fo:border-left="none" fo:border-right="none" fo:border-top="none"/>
      <style:text-properties style:font-name="Tahoma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59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order="0.0008in solid #000000" style:vertical-align="middle"/>
      <style:text-properties style:font-name="Tahoma" fo:font-size="12pt" style:font-size-asian="12pt" style:font-size-complex="12pt"/>
    </style:style>
    <style:style style:name="ce6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order-bottom="0.0008in solid #000000" fo:border-left="none" fo:border-right="none" fo:border-top="0.0008in solid #000000"/>
    </style:style>
    <style:style style:name="ce65" style:family="table-cell" style:parent-style-name="Default">
      <style:table-cell-properties fo:border-bottom="none" fo:border-left="none" fo:border-right="none" fo:border-top="0.0008in solid #000000"/>
    </style:style>
    <style:style style:name="ce66" style:family="table-cell" style:parent-style-name="Default">
      <style:table-cell-properties fo:border-bottom="0.0008in solid #000000" fo:border-left="none" fo:border-right="none" fo:border-top="none"/>
    </style:style>
    <style:style style:name="ce67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Tahoma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ackground-color="transparent" fo:border="0.0008in solid #000000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order-bottom="none" fo:background-color="transparent" fo:border-left="none" fo:border-right="0.0008in solid #000000" fo:border-top="non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order-bottom="none" fo:background-color="transparent" fo:border-left="none" fo:border-right="0.0008in solid #000000" fo:border-top="none"/>
      <style:text-properties style:font-name="Tahoma" fo:font-size="12pt" style:font-size-asian="12pt" style:font-size-complex="12pt"/>
    </style:style>
    <style:style style:name="ce72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Tahoma"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0.0008in solid #000000" fo:border-top="none"/>
      <style:text-properties style:font-name="Tahoma"/>
    </style:style>
    <style:style style:name="ce74" style:family="table-cell" style:parent-style-name="Default">
      <style:table-cell-properties fo:border-bottom="none" fo:border-left="none" fo:border-right="0.0008in solid #000000" fo:border-top="none"/>
    </style:style>
    <style:style style:name="ce75" style:family="table-cell" style:parent-style-name="Default">
      <style:table-cell-properties fo:border-bottom="0.0008in solid #000000" fo:border-left="none" fo:border-right="0.0008in solid #000000" fo:border-top="none"/>
      <style:text-properties style:font-name="Tahoma"/>
    </style:style>
    <style:style style:name="ce76" style:family="table-cell" style:parent-style-name="Default">
      <style:table-cell-properties fo:border-bottom="0.0008in solid #000000" fo:border-left="none" fo:border-right="0.0008in solid #000000" fo:border-top="none"/>
      <style:text-properties style:font-name="Tahoma" fo:font-size="11pt" style:font-size-asian="11pt" style:font-size-complex="11pt"/>
    </style:style>
    <style:style style:name="ce77" style:family="table-cell" style:parent-style-name="Default">
      <style:table-cell-properties fo:background-color="transparent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transparent"/>
      <style:text-properties style:font-name="Tahoma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fo:background-color="transparent"/>
      <style:text-properties style:font-name="Tahoma" fo:font-size="12pt" style:font-size-asian="12pt" style:font-size-complex="12pt"/>
    </style:style>
    <style:style style:name="ce8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SL2" table:style-name="ta1" table:print="false">
        <table:table-column table:style-name="co1" table:default-cell-style-name="ce15"/>
        <table:table-column table:style-name="co2" table:default-cell-style-name="ce17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9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6" table:default-cell-style-name="ce15"/>
        <table:table-row table:style-name="ro1">
          <table:table-cell table:style-name="ce1" table:number-columns-spanned="2" table:number-rows-spanned="3">
            <draw:frame table:end-cell-address="CSL2.B3" table:end-x="0.222in" table:end-y="0.1681in" draw:z-index="0" draw:name="Graphics 5" draw:style-name="gr1" draw:text-style-name="P1" svg:width="0.6961in" svg:height="0.5685in" svg:x="0.1492in" svg:y="0.0213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covered-table-cell table:style-name="ce16"/>
          <table:table-cell table:style-name="ce23" office:value-type="string" table:number-columns-spanned="7" table:number-rows-spanned="1">
            <text:p><text:s/>PT SARANACENTRAL BAJATAMA Tbk.</text:p>
          </table:table-cell>
          <table:covered-table-cell table:number-columns-repeated="2" table:style-name="ce32"/>
          <table:covered-table-cell table:number-columns-repeated="3" table:style-name="ce16"/>
          <table:covered-table-cell table:style-name="ce44"/>
          <table:table-cell table:style-name="ce48" office:value-type="string" table:number-columns-spanned="6" table:number-rows-spanned="3">
            <text:p><text:s/>ESTIMASI PRODUKSI CSL</text:p>
          </table:table-cell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No Dokumen <text:s text:c="4"/>: <text:s/>F – PPC – 001</text:p>
          </table:table-cell>
          <table:covered-table-cell table:style-name="ce50"/>
          <table:table-cell table:number-columns-repeated="1006"/>
        </table:table-row>
        <table:table-row table:style-name="ro1">
          <table:covered-table-cell table:style-name="ce2"/>
          <table:covered-table-cell/>
          <table:table-cell table:style-name="ce24" office:value-type="string" table:number-columns-spanned="7" table:number-rows-spanned="1">
            <text:p><text:s/>DEPARTEMEN PPC &amp; PRODUKSI</text:p>
          </table:table-cell>
          <table:covered-table-cell table:number-columns-repeated="2" table:style-name="ce33"/>
          <table:covered-table-cell table:number-columns-repeated="3" table:style-name="ce41"/>
          <table:covered-table-cell table:number-columns-repeated="2" table:style-name="ce45"/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No Revisi <text:s text:c="10"/>: <text:s/>04</text:p>
          </table:table-cell>
          <table:covered-table-cell table:style-name="ce50"/>
          <table:table-cell table:number-columns-repeated="1006"/>
        </table:table-row>
        <table:table-row table:style-name="ro1">
          <table:covered-table-cell table:style-name="ce3"/>
          <table:covered-table-cell/>
          <table:table-cell table:style-name="ce25" office:value-type="string" table:number-columns-spanned="7" table:number-rows-spanned="1">
            <text:p><text:s/>PPC CSL</text:p>
          </table:table-cell>
          <table:covered-table-cell table:style-name="ce25"/>
          <table:covered-table-cell table:number-columns-repeated="4" table:style-name="ce40"/>
          <table:covered-table-cell table:number-columns-repeated="2" table:style-name="ce46"/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Tanggal Efektif <text:s/>: <text:s/>13 JUNI 2016</text:p>
          </table:table-cell>
          <table:covered-table-cell table:style-name="ce50"/>
          <table:table-cell table:number-columns-repeated="1006"/>
        </table:table-row>
        <table:table-row table:style-name="ro2">
          <table:table-cell table:style-name="ce4" office:value-type="string" table:number-columns-spanned="18" table:number-rows-spanned="1">
            <text:p><text:s/>Tanggal : 14 JULI 2017</text:p>
          </table:table-cell>
          <table:covered-table-cell table:number-columns-repeated="17" table:style-name="ce11"/>
          <table:table-cell table:style-name="ce17" table:number-columns-repeated="1006"/>
        </table:table-row>
        <table:table-row table:style-name="ro2">
          <table:table-cell table:style-name="ce4" office:value-type="string" table:number-columns-spanned="14" table:number-rows-spanned="1">
            <text:p><text:s/>Untuk : Produksi, Quality Control dan Warehouse mohon disiapkan dan diproduksi sbb : </text:p>
          </table:table-cell>
          <table:covered-table-cell table:number-columns-repeated="12" table:style-name="ce11"/>
          <table:covered-table-cell table:style-name="ce58"/>
          <table:table-cell table:style-name="ce61" office:value-type="string" table:number-columns-spanned="4" table:number-rows-spanned="1">
            <text:p><text:s/>Periode : Senin s/d Kamis – Kamis s/d Senin</text:p>
          </table:table-cell>
          <table:covered-table-cell table:number-columns-repeated="3" table:style-name="ce6"/>
          <table:table-cell table:style-name="ce41"/>
          <table:table-cell table:style-name="ce17" table:number-columns-repeated="1005"/>
        </table:table-row>
        <table:table-row table:style-name="ro2">
          <table:table-cell table:style-name="ce5" office:value-type="string" table:number-columns-spanned="1" table:number-rows-spanned="2">
            <text:p><text:s/>Urutan</text:p>
          </table:table-cell>
          <table:table-cell table:style-name="ce5" office:value-type="string" table:number-columns-spanned="6" table:number-rows-spanned="1">
            <text:p>BAHAN</text:p>
          </table:table-cell>
          <table:covered-table-cell table:style-name="ce5"/>
          <table:covered-table-cell table:number-columns-repeated="4" table:style-name="ce11"/>
          <table:table-cell table:style-name="ce43" office:value-type="string">
            <text:p>Speed</text:p>
          </table:table-cell>
          <table:table-cell table:style-name="ce11" office:value-type="string" table:number-columns-spanned="2" table:number-rows-spanned="1">
            <text:p>Waktu Prod</text:p>
          </table:table-cell>
          <table:covered-table-cell table:style-name="ce11"/>
          <table:table-cell table:style-name="ce11" office:value-type="string" table:number-columns-spanned="7" table:number-rows-spanned="1">
            <text:p><text:s/>TARGET PRODUK</text:p>
          </table:table-cell>
          <table:covered-table-cell table:number-columns-repeated="6" table:style-name="ce11"/>
          <table:table-cell table:style-name="ce5" office:value-type="string" table:number-columns-spanned="1" table:number-rows-spanned="2">
            <text:p>KETERANGAN</text:p>
          </table:table-cell>
          <table:table-cell table:style-name="ce17" table:number-columns-repeated="1006"/>
        </table:table-row>
        <table:table-row table:style-name="ro2">
          <table:covered-table-cell table:style-name="ce6"/>
          <table:table-cell table:style-name="ce5" office:value-type="string" table:number-columns-spanned="3" table:number-rows-spanned="1">
            <text:p>Ukuran</text:p>
          </table:table-cell>
          <table:covered-table-cell table:number-columns-repeated="2" table:style-name="ce11"/>
          <table:table-cell table:style-name="ce11" office:value-type="string">
            <text:p>Ton</text:p>
          </table:table-cell>
          <table:table-cell table:style-name="ce11" office:value-type="string">
            <text:p>Meter</text:p>
          </table:table-cell>
          <table:table-cell table:style-name="ce11" office:value-type="string">
            <text:p>Sumber</text:p>
          </table:table-cell>
          <table:table-cell table:style-name="ce43" office:value-type="string">
            <text:p>mpm</text:p>
          </table:table-cell>
          <table:table-cell table:style-name="ce11" office:value-type="string">
            <text:p>Menit</text:p>
          </table:table-cell>
          <table:table-cell table:style-name="ce11" office:value-type="string">
            <text:p>Jam</text:p>
          </table:table-cell>
          <table:table-cell table:style-name="ce11" office:value-type="string">
            <text:p>Spek</text:p>
          </table:table-cell>
          <table:table-cell table:style-name="ce11" office:value-type="string">
            <text:p>Coat</text:p>
          </table:table-cell>
          <table:table-cell table:style-name="ce11" office:value-type="string">
            <text:p>Target Coat</text:p>
          </table:table-cell>
          <table:table-cell table:style-name="ce11" office:value-type="string">
            <text:p>Berat (MT)</text:p>
          </table:table-cell>
          <table:table-cell table:style-name="ce11" office:value-type="string" table:number-columns-spanned="2" table:number-rows-spanned="1">
            <text:p>Order</text:p>
          </table:table-cell>
          <table:covered-table-cell table:style-name="ce11"/>
          <table:table-cell table:style-name="ce11" office:value-type="string">
            <text:p>Finished</text:p>
          </table:table-cell>
          <table:covered-table-cell table:style-name="ce6"/>
          <table:table-cell table:style-name="ce17" table:number-columns-repeated="1006"/>
        </table:table-row>
        <table:table-row table:style-name="ro3">
          <table:table-cell table:style-name="ce7"/>
          <table:table-cell table:style-name="ce18"/>
          <table:table-cell table:style-name="ce26" table:number-columns-repeated="15"/>
          <table:table-cell table:style-name="ce67"/>
          <table:table-cell table:number-columns-repeated="1006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9" office:value-type="float" office:value="0.25">
            <text:p>0.25</text:p>
          </table:table-cell>
          <table:table-cell table:style-name="ce27" office:value-type="string">
            <text:p>x</text:p>
            <draw:line table:end-cell-address="CSL2.C10" table:end-x="0.0461in" table:end-y="0.2394in" draw:z-index="13" draw:style-name="gr2" draw:text-style-name="P1" svg:x1="0.0461in" svg:y1="0.2425in" svg:x2="0.0445in" svg:y2="0.4827in">
              <text:p/>
            </draw:line>
            <draw:line table:end-cell-address="CSL2.C10" table:end-x="0.0461in" table:end-y="0.2437in" draw:z-index="14" draw:style-name="gr2" draw:text-style-name="P1" svg:x1="0.0461in" svg:y1="0.2382in" svg:x2="0.0445in" svg:y2="0.487in">
              <text:p/>
            </draw:line>
          </table:table-cell>
          <table:table-cell table:style-name="ce34" office:value-type="float" office:value="1140">
            <text:p>1140</text:p>
          </table:table-cell>
          <table:table-cell table:style-name="ce8" office:value-type="float" office:value="127">
            <text:p>127</text:p>
          </table:table-cell>
          <table:table-cell table:style-name="ce42" table:formula="of:=+[.E9]/([.B9]*[.D9]*7.85/1000000)" office:value-type="float" office:value="56766.1191194547">
            <text:p>56766</text:p>
          </table:table-cell>
          <table:table-cell table:style-name="ce8" office:value-type="string">
            <text:p>TONYI</text:p>
          </table:table-cell>
          <table:table-cell table:style-name="ce8" office:value-type="float" office:value="80">
            <text:p>80</text:p>
          </table:table-cell>
          <table:table-cell table:style-name="ce42" table:formula="of:=+[.F9]/[.H9]" office:value-type="float" office:value="709.576488993184">
            <text:p>710</text:p>
          </table:table-cell>
          <table:table-cell table:style-name="ce49" table:formula="of:=+[.I9]/60" office:value-type="float" office:value="11.8262748165531">
            <text:p>12</text:p>
          </table:table-cell>
          <table:table-cell table:style-name="ce51" office:value-type="string">
            <text:p>G-300</text:p>
          </table:table-cell>
          <table:table-cell table:style-name="ce51" office:value-type="string">
            <text:p>AS70</text:p>
          </table:table-cell>
          <table:table-cell table:style-name="ce8" office:value-type="string">
            <text:p>70 – 80</text:p>
          </table:table-cell>
          <table:table-cell table:style-name="ce59" office:value-type="string">
            <text:p>3 – 4.3</text:p>
          </table:table-cell>
          <table:table-cell table:style-name="ce62" office:value-type="string" table:number-columns-spanned="2" table:number-rows-spanned="1">
            <text:p>TALA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7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.C11" table:end-x="0.0461in" table:end-y="0.0106in" draw:z-index="4" draw:style-name="gr2" draw:text-style-name="P1" svg:x1="0.0461in" svg:y1="0.0043in" svg:x2="0.0445in" svg:y2="0.2543in">
              <text:p/>
            </draw:line>
            <draw:line table:end-cell-address="CSL2.C11" table:end-x="0.0465in" table:end-y="0.011in" draw:z-index="9" draw:style-name="gr2" draw:text-style-name="P1" svg:x1="0.0465in" svg:y1="0.0051in" svg:x2="0.0445in" svg:y2="0.2547in">
              <text:p/>
            </draw:line>
          </table:table-cell>
          <table:table-cell table:style-name="ce35" table:number-columns-repeated="10"/>
          <table:table-cell table:style-name="ce60"/>
          <table:table-cell table:style-name="ce20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9" office:value-type="float" office:value="0.25">
            <text:p>0.25</text:p>
          </table:table-cell>
          <table:table-cell table:style-name="ce27" office:value-type="string">
            <text:p>x</text:p>
            <draw:line table:end-cell-address="CSL2.C13" table:end-x="0.0461in" table:end-y="0.0043in" draw:z-index="10" draw:style-name="gr2" draw:text-style-name="P1" svg:x1="0.0461in" svg:y1="0.2413in" svg:x2="0.0445in" svg:y2="0.4913in">
              <text:p/>
            </draw:line>
          </table:table-cell>
          <table:table-cell table:style-name="ce34" office:value-type="float" office:value="914">
            <text:p>914</text:p>
          </table:table-cell>
          <table:table-cell table:style-name="ce8" office:value-type="float" office:value="100">
            <text:p>100</text:p>
          </table:table-cell>
          <table:table-cell table:style-name="ce42" table:formula="of:=+[.E11]/([.B11]*[.D11]*7.85/1000000)" office:value-type="float" office:value="55749.9059220338">
            <text:p>55750</text:p>
          </table:table-cell>
          <table:table-cell table:style-name="ce8" office:value-type="string">
            <text:p>ESSAR_KS</text:p>
          </table:table-cell>
          <table:table-cell table:style-name="ce8" office:value-type="float" office:value="80">
            <text:p>80</text:p>
          </table:table-cell>
          <table:table-cell table:style-name="ce42" table:formula="of:=+[.F11]/[.H11]" office:value-type="float" office:value="696.873824025422">
            <text:p>697</text:p>
          </table:table-cell>
          <table:table-cell table:style-name="ce49" table:formula="of:=+[.I11]/60" office:value-type="float" office:value="11.614563733757">
            <text:p>12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<text:span text:style-name="T1">OOFING</text:span>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8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.C13" table:end-x="0.0461in" table:end-y="0.0067in" draw:z-index="5" draw:style-name="gr2" draw:text-style-name="P1" svg:x1="0.0461in" svg:y1="0.0004in" svg:x2="0.0445in" svg:y2="0.2504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9" office:value-type="float" office:value="0.3">
            <text:p>0.30</text:p>
          </table:table-cell>
          <table:table-cell table:style-name="ce27" office:value-type="string">
            <text:p>x</text:p>
            <draw:line table:end-cell-address="CSL2.C15" table:end-x="0.0461in" table:end-y="0.0028in" draw:z-index="11" draw:style-name="gr2" draw:text-style-name="P1" svg:x1="0.0461in" svg:y1="0.2398in" svg:x2="0.0445in" svg:y2="0.4898in">
              <text:p/>
            </draw:line>
          </table:table-cell>
          <table:table-cell table:style-name="ce34" office:value-type="float" office:value="914">
            <text:p>914</text:p>
          </table:table-cell>
          <table:table-cell table:style-name="ce8" office:value-type="float" office:value="150">
            <text:p>150</text:p>
          </table:table-cell>
          <table:table-cell table:style-name="ce42" table:formula="of:=+[.E13]/([.B13]*[.D13]*7.85/1000000)" office:value-type="float" office:value="69687.3824025422">
            <text:p>69687</text:p>
          </table:table-cell>
          <table:table-cell table:style-name="ce8" office:value-type="string">
            <text:p>ESSAR_KS</text:p>
          </table:table-cell>
          <table:table-cell table:style-name="ce8" office:value-type="float" office:value="80">
            <text:p>80</text:p>
          </table:table-cell>
          <table:table-cell table:style-name="ce42" table:formula="of:=+[.F13]/[.H13]" office:value-type="float" office:value="871.092280031777">
            <text:p>871</text:p>
          </table:table-cell>
          <table:table-cell table:style-name="ce49" table:formula="of:=+[.I13]/60" office:value-type="float" office:value="14.5182046671963">
            <text:p>15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.C14" table:end-x="0.0461in" table:end-y="0.2417in" draw:z-index="6" draw:style-name="gr2" draw:text-style-name="P1" svg:x1="0.0461in" svg:y1="0.0004in" svg:x2="0.0445in" svg:y2="0.2417in">
              <text:p/>
            </draw:line>
            <draw:line table:end-cell-address="CSL2.C15" table:end-x="0.0461in" table:end-y="0.0134in" draw:z-index="15" draw:style-name="gr2" draw:text-style-name="P1" svg:x1="0.0461in" svg:y1="0.0055in" svg:x2="0.0445in" svg:y2="0.2567in">
              <text:p/>
            </draw:line>
            <draw:line table:end-cell-address="CSL2.C15" table:end-x="0.0465in" table:end-y="0.0138in" draw:z-index="16" draw:style-name="gr2" draw:text-style-name="P1" svg:x1="0.0465in" svg:y1="0.0063in" svg:x2="0.0445in" svg:y2="0.2571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9" office:value-type="float" office:value="0.3">
            <text:p>0.30</text:p>
          </table:table-cell>
          <table:table-cell table:style-name="ce27" office:value-type="string">
            <text:p>x</text:p>
          </table:table-cell>
          <table:table-cell table:style-name="ce34" office:value-type="float" office:value="914">
            <text:p>914</text:p>
          </table:table-cell>
          <table:table-cell table:style-name="ce8" office:value-type="float" office:value="100">
            <text:p>100</text:p>
          </table:table-cell>
          <table:table-cell table:style-name="ce42" table:formula="of:=+[.E15]/([.B15]*[.D15]*7.85/1000000)" office:value-type="float" office:value="46458.2549350281">
            <text:p>46458</text:p>
          </table:table-cell>
          <table:table-cell table:style-name="ce8" office:value-type="string">
            <text:p>ESSAR_KS</text:p>
          </table:table-cell>
          <table:table-cell table:style-name="ce8" office:value-type="float" office:value="80">
            <text:p>80</text:p>
          </table:table-cell>
          <table:table-cell table:style-name="ce42" table:formula="of:=+[.F15]/[.H15]" office:value-type="float" office:value="580.728186687852">
            <text:p>581</text:p>
          </table:table-cell>
          <table:table-cell table:style-name="ce49" table:formula="of:=+[.I15]/60" office:value-type="float" office:value="9.67880311146419">
            <text:p>10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00</text:p>
          </table:table-cell>
          <table:table-cell table:style-name="ce8" office:value-type="string">
            <text:p>100 – 12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69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.C17" table:end-x="0.0465in" table:end-y="0.0067in" draw:z-index="7" draw:style-name="gr2" draw:text-style-name="P1" svg:x1="0.0465in" svg:y1="0.0008in" svg:x2="0.0445in" svg:y2="0.2504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9" table:number-columns-repeated="1006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9" office:value-type="float" office:value="0.35">
            <text:p>0.35</text:p>
          </table:table-cell>
          <table:table-cell table:style-name="ce27" office:value-type="string">
            <text:p>x</text:p>
            <draw:line table:end-cell-address="CSL2.C18" table:end-x="0.0461in" table:end-y="0.2437in" draw:z-index="8" draw:style-name="gr2" draw:text-style-name="P1" svg:x1="0.0461in" svg:y1="0.237in" svg:x2="0.0445in" svg:y2="0.487in">
              <text:p/>
            </draw:line>
            <draw:line table:end-cell-address="CSL2.C18" table:end-x="0.0461in" table:end-y="0.2421in" draw:z-index="17" draw:style-name="gr2" draw:text-style-name="P1" svg:x1="0.0461in" svg:y1="0.2354in" svg:x2="0.0445in" svg:y2="0.4854in">
              <text:p/>
            </draw:line>
          </table:table-cell>
          <table:table-cell table:style-name="ce34" office:value-type="float" office:value="914">
            <text:p>914</text:p>
          </table:table-cell>
          <table:table-cell table:style-name="ce8" office:value-type="float" office:value="100">
            <text:p>100</text:p>
          </table:table-cell>
          <table:table-cell table:style-name="ce42" table:formula="of:=+[.E17]/([.B17]*[.D17]*7.85/1000000)" office:value-type="float" office:value="39821.3613728812">
            <text:p>39821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7]/[.H17]" office:value-type="float" office:value="497.767017161016">
            <text:p>498</text:p>
          </table:table-cell>
          <table:table-cell table:style-name="ce49" table:formula="of:=+[.I17]/60" office:value-type="float" office:value="8.29611695268359">
            <text:p>8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69"/>
          <table:table-cell table:style-name="ce77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.C19" table:end-x="0.0461in" table:end-y="0.0106in" draw:z-index="12" draw:style-name="gr2" draw:text-style-name="P1" svg:x1="0.0461in" svg:y1="0.0043in" svg:x2="0.0445in" svg:y2="0.2543in">
              <text:p/>
            </draw:line>
            <draw:line table:end-cell-address="CSL2.C19" table:end-x="0.0461in" table:end-y="0.0067in" draw:z-index="18" draw:style-name="gr2" draw:text-style-name="P1" svg:x1="0.0461in" svg:y1="0.0004in" svg:x2="0.0445in" svg:y2="0.2504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 table:number-columns-repeated="1006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9" office:value-type="float" office:value="0.25">
            <text:p>0.25</text:p>
          </table:table-cell>
          <table:table-cell table:style-name="ce27" office:value-type="string">
            <text:p>x</text:p>
            <draw:line table:end-cell-address="CSL2.C20" table:end-x="0.0461in" table:end-y="0.2437in" draw:z-index="19" draw:style-name="gr2" draw:text-style-name="P1" svg:x1="0.0461in" svg:y1="0.237in" svg:x2="0.0445in" svg:y2="0.487in">
              <text:p/>
            </draw:line>
            <draw:line table:end-cell-address="CSL2.C20" table:end-x="0.0461in" table:end-y="0.2421in" draw:z-index="21" draw:style-name="gr2" draw:text-style-name="P1" svg:x1="0.0461in" svg:y1="0.2354in" svg:x2="0.0445in" svg:y2="0.4854in">
              <text:p/>
            </draw:line>
          </table:table-cell>
          <table:table-cell table:style-name="ce34" office:value-type="float" office:value="914">
            <text:p>914</text:p>
          </table:table-cell>
          <table:table-cell table:style-name="ce8" office:value-type="float" office:value="100">
            <text:p>100</text:p>
          </table:table-cell>
          <table:table-cell table:style-name="ce42" table:formula="of:=+[.E19]/([.B19]*[.D19]*7.85/1000000)" office:value-type="float" office:value="55749.9059220338">
            <text:p>55750</text:p>
          </table:table-cell>
          <table:table-cell table:style-name="ce8" office:value-type="string">
            <text:p>TONYI</text:p>
          </table:table-cell>
          <table:table-cell table:style-name="ce8" office:value-type="float" office:value="80">
            <text:p>80</text:p>
          </table:table-cell>
          <table:table-cell table:style-name="ce42" table:formula="of:=+[.F19]/[.H19]" office:value-type="float" office:value="696.873824025422">
            <text:p>697</text:p>
          </table:table-cell>
          <table:table-cell table:style-name="ce49" table:formula="of:=+[.I19]/60" office:value-type="float" office:value="11.614563733757">
            <text:p>12</text:p>
          </table:table-cell>
          <table:table-cell table:style-name="ce51" office:value-type="string">
            <text:p>G-30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8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.C21" table:end-x="0.0461in" table:end-y="0.0106in" draw:z-index="20" draw:style-name="gr2" draw:text-style-name="P1" svg:x1="0.0461in" svg:y1="0.0043in" svg:x2="0.0445in" svg:y2="0.2543in">
              <text:p/>
            </draw:line>
            <draw:line table:end-cell-address="CSL2.C21" table:end-x="0.0461in" table:end-y="0.0067in" draw:z-index="22" draw:style-name="gr2" draw:text-style-name="P1" svg:x1="0.0461in" svg:y1="0.0004in" svg:x2="0.0445in" svg:y2="0.2504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 table:number-columns-repeated="1006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9" office:value-type="float" office:value="0.35">
            <text:p>0.35</text:p>
          </table:table-cell>
          <table:table-cell table:style-name="ce27" office:value-type="string">
            <text:p>x</text:p>
          </table:table-cell>
          <table:table-cell table:style-name="ce34" office:value-type="float" office:value="914">
            <text:p>914</text:p>
          </table:table-cell>
          <table:table-cell table:style-name="ce8" office:value-type="float" office:value="50">
            <text:p>50</text:p>
          </table:table-cell>
          <table:table-cell table:style-name="ce42" table:formula="of:=+[.E21]/([.B21]*[.D21]*7.85/1000000)" office:value-type="float" office:value="19910.6806864406">
            <text:p>19911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21]/[.H21]" office:value-type="float" office:value="248.883508580508">
            <text:p>249</text:p>
          </table:table-cell>
          <table:table-cell table:style-name="ce49"/>
          <table:table-cell table:style-name="ce51" office:value-type="string">
            <text:p>G-30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7" table:number-columns-repeated="1006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/>
          <table:table-cell table:style-name="ce80" table:number-columns-repeated="1005"/>
        </table:table-row>
        <table:table-row table:style-name="ro4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51"/>
          <table:table-cell table:style-name="ce8" table:number-columns-repeated="2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 table:number-columns-repeated="2"/>
          <table:table-cell table:style-name="ce77" table:number-columns-repeated="1006"/>
        </table:table-row>
        <table:table-row table:style-name="ro6">
          <table:table-cell table:style-name="ce10"/>
          <table:table-cell table:style-name="ce21" table:number-columns-repeated="2"/>
          <table:table-cell table:style-name="ce36" table:number-columns-repeated="14"/>
          <table:table-cell table:style-name="ce71"/>
          <table:table-cell table:style-name="ce17" table:number-columns-repeated="1006"/>
        </table:table-row>
        <table:table-row table:style-name="ro2">
          <table:table-cell table:style-name="ce5" office:value-type="string" table:number-columns-spanned="18" table:number-rows-spanned="1">
            <text:p>Halaman : 1 dari ......</text:p>
          </table:table-cell>
          <table:covered-table-cell table:number-columns-repeated="2" table:style-name="ce5"/>
          <table:covered-table-cell table:number-columns-repeated="10" table:style-name="ce11"/>
          <table:covered-table-cell table:style-name="ce11">
            <draw:line table:end-cell-address="CSL2.N32" table:end-x="0.0394in" table:end-y="0.1909in" draw:z-index="1" draw:style-name="gr3" draw:text-style-name="P2" svg:x1="0.0394in" svg:y1="0.2165in" svg:x2="0.039in" svg:y2="1.8134in">
              <text:p/>
            </draw:line>
          </table:covered-table-cell>
          <table:covered-table-cell table:style-name="ce11"/>
          <table:covered-table-cell table:style-name="ce11">
            <draw:line table:end-cell-address="CSL2.P32" table:end-x="0.2236in" table:end-y="0.1799in" draw:z-index="2" draw:style-name="gr3" draw:text-style-name="P2" svg:x1="0.2236in" svg:y1="0.2256in" svg:x2="0.2201in" svg:y2="1.8024in">
              <text:p/>
            </draw:line>
          </table:covered-table-cell>
          <table:covered-table-cell table:style-name="ce11"/>
          <table:covered-table-cell table:style-name="ce11">
            <draw:line table:end-cell-address="CSL2.R32" table:end-x="0.4039in" table:end-y="0.1799in" draw:z-index="3" draw:style-name="gr3" draw:text-style-name="P2" svg:x1="0.4012in" svg:y1="0.222in" svg:x2="0.4039in" svg:y2="1.8024in">
              <text:p/>
            </draw:line>
          </table:covered-table-cell>
          <table:table-cell table:style-name="ce17" table:number-columns-repeated="1006"/>
        </table:table-row>
        <table:table-row table:style-name="ro2">
          <table:table-cell table:style-name="ce11" office:value-type="string" table:number-columns-spanned="4" table:number-rows-spanned="1">
            <text:p>TOTAL</text:p>
          </table:table-cell>
          <table:covered-table-cell table:number-columns-repeated="2" table:style-name="ce11"/>
          <table:covered-table-cell table:style-name="ce6"/>
          <table:table-cell table:style-name="ce11" table:formula="of:=SUM([.E9:.E23])" office:value-type="float" office:value="727">
            <text:p>727</text:p>
          </table:table-cell>
          <table:table-cell table:style-name="ce11" office:value-type="float" office:value="0">
            <text:p>0</text:p>
          </table:table-cell>
          <table:table-cell table:style-name="ce6" table:number-columns-spanned="2" table:number-rows-spanned="1"/>
          <table:covered-table-cell table:style-name="ce6"/>
          <table:table-cell table:style-name="ce47" table:formula="of:=SUM([.I9:.I23])" office:value-type="float" office:value="4301.79512950518">
            <text:p>4302</text:p>
          </table:table-cell>
          <table:table-cell table:style-name="ce47" table:formula="of:=SUM([.J9:.J23])" office:value-type="float" office:value="67.5485270154112">
            <text:p>68</text:p>
          </table:table-cell>
          <table:table-cell table:style-name="ce6"/>
          <table:table-cell table:style-name="ce52" office:value-type="string">
            <text:p><text:s text:c="4"/>Dibuat Oleh</text:p>
          </table:table-cell>
          <table:table-cell table:style-name="ce52"/>
          <table:table-cell table:style-name="ce18" office:value-type="string">
            <text:p><text:s text:c="5"/>Diperika Oleh</text:p>
          </table:table-cell>
          <table:table-cell table:style-name="ce64"/>
          <table:table-cell table:style-name="ce18" office:value-type="string">
            <text:p><text:s text:c="9"/>Disetujui Oleh <text:s text:c="7"/>Diterima Oleh</text:p>
          </table:table-cell>
          <table:table-cell table:style-name="ce66"/>
          <table:table-cell table:style-name="ce72"/>
          <table:table-cell table:number-columns-repeated="3"/>
          <table:table-cell table:style-name="ce17" table:number-columns-repeated="1003"/>
        </table:table-row>
        <table:table-row table:style-name="ro2">
          <table:table-cell table:style-name="ce5" office:value-type="string" table:number-columns-spanned="5" table:number-rows-spanned="1">
            <text:p>Jam produksi 1 minggu</text:p>
          </table:table-cell>
          <table:covered-table-cell table:number-columns-repeated="2" table:style-name="ce5"/>
          <table:covered-table-cell table:number-columns-repeated="2" table:style-name="ce6"/>
          <table:table-cell table:style-name="ce11" office:value-type="float" office:value="168" table:number-columns-spanned="2" table:number-rows-spanned="1">
            <text:p>168</text:p>
          </table:table-cell>
          <table:covered-table-cell table:style-name="ce6"/>
          <table:table-cell table:style-name="ce5" office:value-type="string" table:number-columns-spanned="3" table:number-rows-spanned="1">
            <text:p>Selisih Jam</text:p>
          </table:table-cell>
          <table:covered-table-cell table:number-columns-repeated="2" table:style-name="ce6"/>
          <table:table-cell table:style-name="ce11" office:value-type="float" office:value="168">
            <text:p>168</text:p>
          </table:table-cell>
          <table:table-cell table:style-name="ce53" table:number-columns-repeated="6"/>
          <table:table-cell table:style-name="ce73"/>
          <table:table-cell table:number-columns-repeated="3"/>
          <table:table-cell table:style-name="ce17" table:number-columns-repeated="1003"/>
        </table:table-row>
        <table:table-row table:style-name="ro2">
          <table:table-cell table:style-name="ce12" office:value-type="string" table:number-columns-spanned="2" table:number-rows-spanned="5">
            <text:p>CATATAN</text:p>
          </table:table-cell>
          <table:covered-table-cell table:style-name="ce11"/>
          <table:table-cell table:style-name="ce28" office:value-type="string" table:number-columns-spanned="9" table:number-rows-spanned="1">
            <text:p><text:s/>1 Estimasi ini sebagai pedoman untuk menyiapkan bahan baku CRC</text:p>
          </table:table-cell>
          <table:covered-table-cell table:number-columns-repeated="7" table:style-name="ce37"/>
          <table:covered-table-cell table:style-name="ce50"/>
          <table:table-cell table:style-name="ce53" table:number-columns-repeated="6"/>
          <table:table-cell table:style-name="ce73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29" office:value-type="string" table:number-columns-spanned="9" table:number-rows-spanned="1">
            <text:p><text:s/>2 Urutan produksi dapat berubah sesuai kondisi mesin dan ketersediaan bahan baku</text:p>
          </table:table-cell>
          <table:covered-table-cell table:number-columns-repeated="7" table:style-name="ce38"/>
          <table:covered-table-cell table:style-name="ce50"/>
          <table:table-cell table:style-name="Default" table:number-columns-repeated="6"/>
          <table:table-cell table:style-name="ce74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29" office:value-type="string" table:number-columns-spanned="9" table:number-rows-spanned="1">
            <text:p><text:s/>3 Setiap perubahan urutan harus sepengetahuan karu dan kashift yang bertugas</text:p>
          </table:table-cell>
          <table:covered-table-cell table:number-columns-repeated="7" table:style-name="ce38"/>
          <table:covered-table-cell table:style-name="ce50"/>
          <table:table-cell table:style-name="ce53" table:number-columns-repeated="6"/>
          <table:table-cell table:style-name="ce75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30" office:value-type="string" table:number-columns-spanned="9" table:number-rows-spanned="1">
            <text:p><text:s/>4 Target Non Prime &lt; 5 %</text:p>
          </table:table-cell>
          <table:covered-table-cell table:number-columns-repeated="7" table:style-name="ce39"/>
          <table:covered-table-cell table:style-name="ce50"/>
          <table:table-cell table:style-name="ce54" office:value-type="string">
            <text:p><text:s text:c="3"/>Susana / Beni .S</text:p>
          </table:table-cell>
          <table:table-cell table:style-name="ce56"/>
          <table:table-cell table:style-name="ce56" office:value-type="string">
            <text:p><text:s text:c="10"/>Suherman</text:p>
          </table:table-cell>
          <table:table-cell table:style-name="ce65"/>
          <table:table-cell table:style-name="ce56" office:value-type="string">
            <text:p><text:s text:c="8"/>Ida Bagus Gede <text:s text:c="11"/>Walim .H</text:p>
          </table:table-cell>
          <table:table-cell table:style-name="ce65"/>
          <table:table-cell table:style-name="ce74"/>
          <table:table-cell table:number-columns-repeated="1006"/>
        </table:table-row>
        <table:table-row table:style-name="ro7">
          <table:covered-table-cell table:style-name="ce14"/>
          <table:covered-table-cell table:style-name="ce22"/>
          <table:table-cell table:style-name="ce31" office:value-type="string" table:number-columns-spanned="9" table:number-rows-spanned="1">
            <text:p><text:s/>5 Target Produksi 5.500 MT/Bulan</text:p>
          </table:table-cell>
          <table:covered-table-cell table:number-columns-repeated="8"/>
          <table:table-cell table:style-name="ce55" office:value-type="string">
            <text:p><text:s text:c="4"/>Karu PPC / Staff</text:p>
          </table:table-cell>
          <table:table-cell table:style-name="ce57"/>
          <table:table-cell table:style-name="ce57" office:value-type="string">
            <text:p><text:s text:c="7"/>SPV Prod CSL</text:p>
          </table:table-cell>
          <table:table-cell table:style-name="ce66"/>
          <table:table-cell table:style-name="ce57" office:value-type="string">
            <text:p><text:s text:c="8"/>Kadept PPC/Prod <text:s text:c="9"/>Inventory</text:p>
          </table:table-cell>
          <table:table-cell table:style-name="ce66"/>
          <table:table-cell table:style-name="ce7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1"/>
          <table:table-cell table:number-columns-repeated="1017"/>
        </table:table-row>
        <table:table-row table:style-name="ro8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L2_2_2" table:style-name="ta1" table:print="false">
        <table:table-column table:style-name="co1" table:default-cell-style-name="ce15"/>
        <table:table-column table:style-name="co2" table:default-cell-style-name="ce17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9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6" table:default-cell-style-name="ce15"/>
        <table:table-row table:style-name="ro1">
          <table:table-cell table:style-name="ce1" table:number-columns-spanned="2" table:number-rows-spanned="3">
            <draw:frame table:end-cell-address="CSL2_2_2.B3" table:end-x="0.222in" table:end-y="0.1681in" draw:z-index="0" draw:name="Graphics 5" draw:style-name="gr1" draw:text-style-name="P1" svg:width="0.6961in" svg:height="0.5685in" svg:x="0.1492in" svg:y="0.0213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covered-table-cell table:style-name="ce16"/>
          <table:table-cell table:style-name="ce23" office:value-type="string" table:number-columns-spanned="7" table:number-rows-spanned="1">
            <text:p><text:s/>PT SARANACENTRAL BAJATAMA Tbk.</text:p>
          </table:table-cell>
          <table:covered-table-cell table:number-columns-repeated="2" table:style-name="ce32"/>
          <table:covered-table-cell table:number-columns-repeated="3" table:style-name="ce16"/>
          <table:covered-table-cell table:style-name="ce44"/>
          <table:table-cell table:style-name="ce48" office:value-type="string" table:number-columns-spanned="6" table:number-rows-spanned="3">
            <text:p><text:s/>ESTIMASI PRODUKSI CSL</text:p>
          </table:table-cell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No Dokumen <text:s text:c="4"/>: <text:s/>F – PPC – 001</text:p>
          </table:table-cell>
          <table:covered-table-cell table:style-name="ce50"/>
          <table:table-cell table:number-columns-repeated="1006"/>
        </table:table-row>
        <table:table-row table:style-name="ro1">
          <table:covered-table-cell table:style-name="ce2"/>
          <table:covered-table-cell/>
          <table:table-cell table:style-name="ce24" office:value-type="string" table:number-columns-spanned="7" table:number-rows-spanned="1">
            <text:p><text:s/>DEPARTEMEN PPC &amp; PRODUKSI</text:p>
          </table:table-cell>
          <table:covered-table-cell table:number-columns-repeated="2" table:style-name="ce33"/>
          <table:covered-table-cell table:number-columns-repeated="3" table:style-name="ce41"/>
          <table:covered-table-cell table:number-columns-repeated="2" table:style-name="ce45"/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No Revisi <text:s text:c="10"/>: <text:s/>04</text:p>
          </table:table-cell>
          <table:covered-table-cell table:style-name="ce50"/>
          <table:table-cell table:number-columns-repeated="1006"/>
        </table:table-row>
        <table:table-row table:style-name="ro1">
          <table:covered-table-cell table:style-name="ce3"/>
          <table:covered-table-cell/>
          <table:table-cell table:style-name="ce25" office:value-type="string" table:number-columns-spanned="7" table:number-rows-spanned="1">
            <text:p><text:s/>PPC CSL</text:p>
          </table:table-cell>
          <table:covered-table-cell table:style-name="ce25"/>
          <table:covered-table-cell table:number-columns-repeated="4" table:style-name="ce40"/>
          <table:covered-table-cell table:number-columns-repeated="2" table:style-name="ce46"/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Tanggal Efektif <text:s/>: <text:s/>13 JUNI 2016</text:p>
          </table:table-cell>
          <table:covered-table-cell table:style-name="ce50"/>
          <table:table-cell table:number-columns-repeated="1006"/>
        </table:table-row>
        <table:table-row table:style-name="ro2">
          <table:table-cell table:style-name="ce4" office:value-type="string" table:number-columns-spanned="18" table:number-rows-spanned="1">
            <text:p><text:s/>Tanggal : 14 JULI 2017</text:p>
          </table:table-cell>
          <table:covered-table-cell table:number-columns-repeated="17" table:style-name="ce11"/>
          <table:table-cell table:style-name="ce17" table:number-columns-repeated="1006"/>
        </table:table-row>
        <table:table-row table:style-name="ro2">
          <table:table-cell table:style-name="ce4" office:value-type="string" table:number-columns-spanned="14" table:number-rows-spanned="1">
            <text:p><text:s/>Untuk : Produksi, Quality Control dan Warehouse mohon disiapkan dan diproduksi sbb : </text:p>
          </table:table-cell>
          <table:covered-table-cell table:number-columns-repeated="12" table:style-name="ce11"/>
          <table:covered-table-cell table:style-name="ce58"/>
          <table:table-cell table:style-name="ce61" office:value-type="string" table:number-columns-spanned="4" table:number-rows-spanned="1">
            <text:p><text:s/>Periode : Senin s/d Kamis – Kamis s/d Senin</text:p>
          </table:table-cell>
          <table:covered-table-cell table:number-columns-repeated="3" table:style-name="ce6"/>
          <table:table-cell table:style-name="ce41"/>
          <table:table-cell table:style-name="ce17" table:number-columns-repeated="1005"/>
        </table:table-row>
        <table:table-row table:style-name="ro2">
          <table:table-cell table:style-name="ce5" office:value-type="string" table:number-columns-spanned="1" table:number-rows-spanned="2">
            <text:p><text:s/>Urutan</text:p>
          </table:table-cell>
          <table:table-cell table:style-name="ce5" office:value-type="string" table:number-columns-spanned="6" table:number-rows-spanned="1">
            <text:p>BAHAN</text:p>
          </table:table-cell>
          <table:covered-table-cell table:style-name="ce5"/>
          <table:covered-table-cell table:number-columns-repeated="4" table:style-name="ce11"/>
          <table:table-cell table:style-name="ce43" office:value-type="string">
            <text:p>Speed</text:p>
          </table:table-cell>
          <table:table-cell table:style-name="ce11" office:value-type="string" table:number-columns-spanned="2" table:number-rows-spanned="1">
            <text:p>Waktu Prod</text:p>
          </table:table-cell>
          <table:covered-table-cell table:style-name="ce11"/>
          <table:table-cell table:style-name="ce11" office:value-type="string" table:number-columns-spanned="7" table:number-rows-spanned="1">
            <text:p><text:s/>TARGET PRODUK</text:p>
          </table:table-cell>
          <table:covered-table-cell table:number-columns-repeated="6" table:style-name="ce11"/>
          <table:table-cell table:style-name="ce5" office:value-type="string" table:number-columns-spanned="1" table:number-rows-spanned="2">
            <text:p>KETERANGAN</text:p>
          </table:table-cell>
          <table:table-cell table:style-name="ce17" table:number-columns-repeated="1006"/>
        </table:table-row>
        <table:table-row table:style-name="ro2">
          <table:covered-table-cell table:style-name="ce6"/>
          <table:table-cell table:style-name="ce5" office:value-type="string" table:number-columns-spanned="3" table:number-rows-spanned="1">
            <text:p>Ukuran</text:p>
          </table:table-cell>
          <table:covered-table-cell table:number-columns-repeated="2" table:style-name="ce11"/>
          <table:table-cell table:style-name="ce11" office:value-type="string">
            <text:p>Ton</text:p>
          </table:table-cell>
          <table:table-cell table:style-name="ce11" office:value-type="string">
            <text:p>Meter</text:p>
          </table:table-cell>
          <table:table-cell table:style-name="ce11" office:value-type="string">
            <text:p>Sumber</text:p>
          </table:table-cell>
          <table:table-cell table:style-name="ce43" office:value-type="string">
            <text:p>mpm</text:p>
          </table:table-cell>
          <table:table-cell table:style-name="ce11" office:value-type="string">
            <text:p>Menit</text:p>
          </table:table-cell>
          <table:table-cell table:style-name="ce11" office:value-type="string">
            <text:p>Jam</text:p>
          </table:table-cell>
          <table:table-cell table:style-name="ce11" office:value-type="string">
            <text:p>Spek</text:p>
          </table:table-cell>
          <table:table-cell table:style-name="ce11" office:value-type="string">
            <text:p>Coat</text:p>
          </table:table-cell>
          <table:table-cell table:style-name="ce11" office:value-type="string">
            <text:p>Target Coat</text:p>
          </table:table-cell>
          <table:table-cell table:style-name="ce11" office:value-type="string">
            <text:p>Berat (MT)</text:p>
          </table:table-cell>
          <table:table-cell table:style-name="ce11" office:value-type="string" table:number-columns-spanned="2" table:number-rows-spanned="1">
            <text:p>Order</text:p>
          </table:table-cell>
          <table:covered-table-cell table:style-name="ce11"/>
          <table:table-cell table:style-name="ce11" office:value-type="string">
            <text:p>Finished</text:p>
          </table:table-cell>
          <table:covered-table-cell table:style-name="ce6"/>
          <table:table-cell table:style-name="ce17" table:number-columns-repeated="1006"/>
        </table:table-row>
        <table:table-row table:style-name="ro3">
          <table:table-cell table:style-name="ce7"/>
          <table:table-cell table:style-name="ce18"/>
          <table:table-cell table:style-name="ce26" table:number-columns-repeated="15"/>
          <table:table-cell table:style-name="ce67"/>
          <table:table-cell table:number-columns-repeated="1006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9" office:value-type="float" office:value="0.25">
            <text:p>0.25</text:p>
          </table:table-cell>
          <table:table-cell table:style-name="ce27" office:value-type="string">
            <text:p>x</text:p>
            <draw:line table:end-cell-address="CSL2_2_2.C10" table:end-x="0.0461in" table:end-y="0.2394in" draw:z-index="13" draw:style-name="gr2" draw:text-style-name="P1" svg:x1="0.0461in" svg:y1="0.2425in" svg:x2="0.0445in" svg:y2="0.4827in">
              <text:p/>
            </draw:line>
            <draw:line table:end-cell-address="CSL2_2_2.C10" table:end-x="0.0461in" table:end-y="0.2437in" draw:z-index="14" draw:style-name="gr2" draw:text-style-name="P1" svg:x1="0.0461in" svg:y1="0.2382in" svg:x2="0.0445in" svg:y2="0.487in">
              <text:p/>
            </draw:line>
          </table:table-cell>
          <table:table-cell table:style-name="ce34" office:value-type="float" office:value="1140">
            <text:p>1140</text:p>
          </table:table-cell>
          <table:table-cell table:style-name="ce8" office:value-type="float" office:value="50">
            <text:p>50</text:p>
          </table:table-cell>
          <table:table-cell table:style-name="ce42" table:formula="of:=+[.E9]/([.B9]*[.D9]*7.85/1000000)" office:value-type="float" office:value="22348.8657950609">
            <text:p>22349</text:p>
          </table:table-cell>
          <table:table-cell table:style-name="ce8" office:value-type="string">
            <text:p>TONYI</text:p>
          </table:table-cell>
          <table:table-cell table:style-name="ce8" office:value-type="float" office:value="80">
            <text:p>80</text:p>
          </table:table-cell>
          <table:table-cell table:style-name="ce42" table:formula="of:=+[.F9]/[.H9]" office:value-type="float" office:value="279.360822438261">
            <text:p>279</text:p>
          </table:table-cell>
          <table:table-cell table:style-name="ce49" table:formula="of:=+[.I9]/60" office:value-type="float" office:value="4.65601370730435">
            <text:p>5</text:p>
          </table:table-cell>
          <table:table-cell table:style-name="ce51" office:value-type="string">
            <text:p>G-300</text:p>
          </table:table-cell>
          <table:table-cell table:style-name="ce51" office:value-type="string">
            <text:p>AS70</text:p>
          </table:table-cell>
          <table:table-cell table:style-name="ce8" office:value-type="string">
            <text:p>70 – 80</text:p>
          </table:table-cell>
          <table:table-cell table:style-name="ce59" office:value-type="string">
            <text:p>3 – 4.3</text:p>
          </table:table-cell>
          <table:table-cell table:style-name="ce62" office:value-type="string" table:number-columns-spanned="2" table:number-rows-spanned="1">
            <text:p>TALA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7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.C11" table:end-x="0.0461in" table:end-y="0.0106in" draw:z-index="4" draw:style-name="gr2" draw:text-style-name="P1" svg:x1="0.0461in" svg:y1="0.0043in" svg:x2="0.0445in" svg:y2="0.2543in">
              <text:p/>
            </draw:line>
            <draw:line table:end-cell-address="CSL2_2_2.C11" table:end-x="0.0465in" table:end-y="0.011in" draw:z-index="9" draw:style-name="gr2" draw:text-style-name="P1" svg:x1="0.0465in" svg:y1="0.0051in" svg:x2="0.0445in" svg:y2="0.2547in">
              <text:p/>
            </draw:line>
          </table:table-cell>
          <table:table-cell table:style-name="ce35" table:number-columns-repeated="10"/>
          <table:table-cell table:style-name="ce60"/>
          <table:table-cell table:style-name="ce20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9" office:value-type="float" office:value="0.3">
            <text:p>0.30</text:p>
          </table:table-cell>
          <table:table-cell table:style-name="ce27" office:value-type="string">
            <text:p>x</text:p>
            <draw:line table:end-cell-address="CSL2_2_2.C13" table:end-x="0.0461in" table:end-y="0.0043in" draw:z-index="10" draw:style-name="gr2" draw:text-style-name="P1" svg:x1="0.0461in" svg:y1="0.2413in" svg:x2="0.0445in" svg:y2="0.4913in">
              <text:p/>
            </draw:line>
          </table:table-cell>
          <table:table-cell table:style-name="ce34" office:value-type="float" office:value="914">
            <text:p>914</text:p>
          </table:table-cell>
          <table:table-cell table:style-name="ce8" office:value-type="float" office:value="50">
            <text:p>50</text:p>
          </table:table-cell>
          <table:table-cell table:style-name="ce42" table:formula="of:=+[.E11]/([.B11]*[.D11]*7.85/1000000)" office:value-type="float" office:value="23229.1274675141">
            <text:p>23229</text:p>
          </table:table-cell>
          <table:table-cell table:style-name="ce8" office:value-type="string">
            <text:p>ESSAR_KS</text:p>
          </table:table-cell>
          <table:table-cell table:style-name="ce8" office:value-type="float" office:value="80">
            <text:p>80</text:p>
          </table:table-cell>
          <table:table-cell table:style-name="ce42" table:formula="of:=+[.F11]/[.H11]" office:value-type="float" office:value="290.364093343926">
            <text:p>290</text:p>
          </table:table-cell>
          <table:table-cell table:style-name="ce49" table:formula="of:=+[.I11]/60" office:value-type="float" office:value="4.8394015557321">
            <text:p>5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<text:span text:style-name="T1">OOFING</text:span>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8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.C13" table:end-x="0.0461in" table:end-y="0.0067in" draw:z-index="5" draw:style-name="gr2" draw:text-style-name="P1" svg:x1="0.0461in" svg:y1="0.0004in" svg:x2="0.0445in" svg:y2="0.2504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9" office:value-type="float" office:value="0.3">
            <text:p>0.30</text:p>
          </table:table-cell>
          <table:table-cell table:style-name="ce27" office:value-type="string">
            <text:p>x</text:p>
            <draw:line table:end-cell-address="CSL2_2_2.C15" table:end-x="0.0461in" table:end-y="0.0028in" draw:z-index="11" draw:style-name="gr2" draw:text-style-name="P1" svg:x1="0.0461in" svg:y1="0.2398in" svg:x2="0.0445in" svg:y2="0.4898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47">
            <text:p>47</text:p>
          </table:table-cell>
          <table:table-cell table:style-name="ce42" table:formula="of:=+[.E13]/([.B13]*[.D13]*7.85/1000000)" office:value-type="float" office:value="16372.0567309183">
            <text:p>16372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3]/[.H13]" office:value-type="float" office:value="204.650709136479">
            <text:p>205</text:p>
          </table:table-cell>
          <table:table-cell table:style-name="ce49" table:formula="of:=+[.I13]/60" office:value-type="float" office:value="3.41084515227464">
            <text:p>3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81" office:value-type="string">
            <text:p>3.5 – 4.5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51" office:value-type="string">
            <text:p>AFP SATU SISI</text:p>
          </table:table-cell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.C14" table:end-x="0.0461in" table:end-y="0.2417in" draw:z-index="6" draw:style-name="gr2" draw:text-style-name="P1" svg:x1="0.0461in" svg:y1="0.0004in" svg:x2="0.0445in" svg:y2="0.2417in">
              <text:p/>
            </draw:line>
            <draw:line table:end-cell-address="CSL2_2_2.C15" table:end-x="0.0461in" table:end-y="0.0134in" draw:z-index="15" draw:style-name="gr2" draw:text-style-name="P1" svg:x1="0.0461in" svg:y1="0.0055in" svg:x2="0.0445in" svg:y2="0.2567in">
              <text:p/>
            </draw:line>
            <draw:line table:end-cell-address="CSL2_2_2.C15" table:end-x="0.0465in" table:end-y="0.0138in" draw:z-index="16" draw:style-name="gr2" draw:text-style-name="P1" svg:x1="0.0465in" svg:y1="0.0063in" svg:x2="0.0445in" svg:y2="0.2571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9" office:value-type="float" office:value="0.4">
            <text:p>0.40</text:p>
          </table:table-cell>
          <table:table-cell table:style-name="ce27" office:value-type="string">
            <text:p>x</text:p>
            <draw:line table:end-cell-address="CSL2_2_2.C16" table:end-x="0.0461in" table:end-y="0.2378in" draw:z-index="23" draw:style-name="gr2" draw:text-style-name="P1" svg:x1="0.0461in" svg:y1="0.2441in" svg:x2="0.0445in" svg:y2="0.4854in">
              <text:p/>
            </draw:line>
            <draw:line table:end-cell-address="CSL2_2_2.C16" table:end-x="0.0461in" table:end-y="0.2421in" draw:z-index="26" draw:style-name="gr2" draw:text-style-name="P1" svg:x1="0.0461in" svg:y1="0.2398in" svg:x2="0.0445in" svg:y2="0.4898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1">
            <text:p>11</text:p>
          </table:table-cell>
          <table:table-cell table:style-name="ce42" table:formula="of:=+[.E15]/([.B15]*[.D15]*7.85/1000000)" office:value-type="float" office:value="2873.81846872502">
            <text:p>2874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5]/[.H15]" office:value-type="float" office:value="35.9227308590627">
            <text:p>36</text:p>
          </table:table-cell>
          <table:table-cell table:style-name="ce49" table:formula="of:=+[.I15]/60" office:value-type="float" office:value="0.598712180984379">
            <text:p>1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81" office:value-type="string">
            <text:p>3.5 – 4.5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51" office:value-type="string">
            <text:p>AFP SATU SISI</text:p>
          </table:table-cell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.C17" table:end-x="0.0465in" table:end-y="0.0067in" draw:z-index="7" draw:style-name="gr2" draw:text-style-name="P1" svg:x1="0.0465in" svg:y1="0.0008in" svg:x2="0.0445in" svg:y2="0.2504in">
              <text:p/>
            </draw:line>
            <draw:line table:end-cell-address="CSL2_2_2.C17" table:end-x="0.0461in" table:end-y="0.0091in" draw:z-index="28" draw:style-name="gr2" draw:text-style-name="P1" svg:x1="0.0461in" svg:y1="0.0016in" svg:x2="0.0445in" svg:y2="0.2528in">
              <text:p/>
            </draw:line>
            <draw:line table:end-cell-address="CSL2_2_2.C17" table:end-x="0.0465in" table:end-y="0.0094in" draw:z-index="29" draw:style-name="gr2" draw:text-style-name="P1" svg:x1="0.0465in" svg:y1="0.0024in" svg:x2="0.0445in" svg:y2="0.2531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9" table:number-columns-repeated="1006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9" office:value-type="float" office:value="0.25">
            <text:p>0.25</text:p>
          </table:table-cell>
          <table:table-cell table:style-name="ce27" office:value-type="string">
            <text:p>x</text:p>
            <draw:line table:end-cell-address="CSL2_2_2.C18" table:end-x="0.0461in" table:end-y="0.2437in" draw:z-index="8" draw:style-name="gr2" draw:text-style-name="P1" svg:x1="0.0461in" svg:y1="0.237in" svg:x2="0.0445in" svg:y2="0.487in">
              <text:p/>
            </draw:line>
            <draw:line table:end-cell-address="CSL2_2_2.C18" table:end-x="0.0461in" table:end-y="0.2421in" draw:z-index="17" draw:style-name="gr2" draw:text-style-name="P1" svg:x1="0.0461in" svg:y1="0.2354in" svg:x2="0.0445in" svg:y2="0.4854in">
              <text:p/>
            </draw:line>
            <draw:line table:end-cell-address="CSL2_2_2.C19" table:end-x="0.0461in" table:end-y="0.0016in" draw:z-index="48" draw:style-name="gr2" draw:text-style-name="P1" svg:x1="0.0461in" svg:y1="0.239in" svg:x2="0.0445in" svg:y2="0.4882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00">
            <text:p>100</text:p>
          </table:table-cell>
          <table:table-cell table:style-name="ce42" table:formula="of:=+[.E17]/([.B17]*[.D17]*7.85/1000000)" office:value-type="float" office:value="41800.9959087275">
            <text:p>41801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7]/[.H17]" office:value-type="float" office:value="522.512448859094">
            <text:p>523</text:p>
          </table:table-cell>
          <table:table-cell table:style-name="ce49" table:formula="of:=+[.I17]/60" office:value-type="float" office:value="8.70854081431824">
            <text:p>9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69"/>
          <table:table-cell table:style-name="ce77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.C19" table:end-x="0.0461in" table:end-y="0.0106in" draw:z-index="12" draw:style-name="gr2" draw:text-style-name="P1" svg:x1="0.0461in" svg:y1="0.0043in" svg:x2="0.0445in" svg:y2="0.2543in">
              <text:p/>
            </draw:line>
            <draw:line table:end-cell-address="CSL2_2_2.C19" table:end-x="0.0461in" table:end-y="0.0067in" draw:z-index="18" draw:style-name="gr2" draw:text-style-name="P1" svg:x1="0.0461in" svg:y1="0.0004in" svg:x2="0.0445in" svg:y2="0.2504in">
              <text:p/>
            </draw:line>
            <draw:line table:end-cell-address="CSL2_2_2.C19" table:end-x="0.0465in" table:end-y="0.0067in" draw:z-index="24" draw:style-name="gr2" draw:text-style-name="P1" svg:x1="0.0465in" svg:y1="0.0008in" svg:x2="0.0445in" svg:y2="0.2504in">
              <text:p/>
            </draw:line>
            <draw:line table:end-cell-address="CSL2_2_2.C19" table:end-x="0.0465in" table:end-y="0.0098in" draw:z-index="36" draw:style-name="gr2" draw:text-style-name="P1" svg:x1="0.0465in" svg:y1="0.0043in" svg:x2="0.0445in" svg:y2="0.2531in">
              <text:p/>
            </draw:line>
            <draw:line table:end-cell-address="CSL2_2_2.C18" table:end-x="0.0461in" table:end-y="0.2409in" draw:z-index="45" draw:style-name="gr2" draw:text-style-name="P1" svg:x1="0.0461in" svg:y1="0in" svg:x2="0.0445in" svg:y2="0.2406in">
              <text:p/>
            </draw:line>
            <draw:line table:end-cell-address="CSL2_2_2.C19" table:end-x="0.0461in" table:end-y="0.0122in" draw:z-index="50" draw:style-name="gr2" draw:text-style-name="P1" svg:x1="0.0461in" svg:y1="0.0051in" svg:x2="0.0445in" svg:y2="0.2555in">
              <text:p/>
            </draw:line>
            <draw:line table:end-cell-address="CSL2_2_2.C19" table:end-x="0.0465in" table:end-y="0.0126in" draw:z-index="51" draw:style-name="gr2" draw:text-style-name="P1" svg:x1="0.0465in" svg:y1="0.0059in" svg:x2="0.0445in" svg:y2="0.2559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 table:number-columns-repeated="1006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9" office:value-type="float" office:value="0.25">
            <text:p>0.25</text:p>
          </table:table-cell>
          <table:table-cell table:style-name="ce27" office:value-type="string">
            <text:p>x</text:p>
            <draw:line table:end-cell-address="CSL2_2_2.C20" table:end-x="0.0461in" table:end-y="0.2437in" draw:z-index="19" draw:style-name="gr2" draw:text-style-name="P1" svg:x1="0.0461in" svg:y1="0.237in" svg:x2="0.0445in" svg:y2="0.487in">
              <text:p/>
            </draw:line>
            <draw:line table:end-cell-address="CSL2_2_2.C20" table:end-x="0.0461in" table:end-y="0.2421in" draw:z-index="21" draw:style-name="gr2" draw:text-style-name="P1" svg:x1="0.0461in" svg:y1="0.2354in" svg:x2="0.0445in" svg:y2="0.4854in">
              <text:p/>
            </draw:line>
            <draw:line table:end-cell-address="CSL2_2_2.C20" table:end-x="0.0461in" table:end-y="0.2437in" draw:z-index="25" draw:style-name="gr2" draw:text-style-name="P1" svg:x1="0.0461in" svg:y1="0.237in" svg:x2="0.0445in" svg:y2="0.487in">
              <text:p/>
            </draw:line>
            <draw:line table:end-cell-address="CSL2_2_2.C20" table:end-x="0.0461in" table:end-y="0.2421in" draw:z-index="30" draw:style-name="gr2" draw:text-style-name="P1" svg:x1="0.0461in" svg:y1="0.2354in" svg:x2="0.0445in" svg:y2="0.4854in">
              <text:p/>
            </draw:line>
            <draw:line table:end-cell-address="CSL2_2_2.C21" table:end-x="0.0461in" table:end-y="0.002in" draw:z-index="37" draw:style-name="gr2" draw:text-style-name="P1" svg:x1="0.0461in" svg:y1="0.2394in" svg:x2="0.0445in" svg:y2="0.4886in">
              <text:p/>
            </draw:line>
            <draw:line table:end-cell-address="CSL2_2_2.C20" table:end-x="0.0461in" table:end-y="0.2441in" draw:z-index="39" draw:style-name="gr2" draw:text-style-name="P1" svg:x1="0.0461in" svg:y1="0.2378in" svg:x2="0.0445in" svg:y2="0.487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00">
            <text:p>100</text:p>
          </table:table-cell>
          <table:table-cell table:style-name="ce42" table:formula="of:=+[.E19]/([.B19]*[.D19]*7.85/1000000)" office:value-type="float" office:value="41800.9959087275">
            <text:p>41801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9]/[.H19]" office:value-type="float" office:value="522.512448859094">
            <text:p>523</text:p>
          </table:table-cell>
          <table:table-cell table:style-name="ce49" table:formula="of:=+[.I19]/60" office:value-type="float" office:value="8.70854081431824">
            <text:p>9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00</text:p>
          </table:table-cell>
          <table:table-cell table:style-name="ce8" office:value-type="string">
            <text:p>100 – 12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8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.C21" table:end-x="0.0461in" table:end-y="0.0106in" draw:z-index="20" draw:style-name="gr2" draw:text-style-name="P1" svg:x1="0.0461in" svg:y1="0.0043in" svg:x2="0.0445in" svg:y2="0.2543in">
              <text:p/>
            </draw:line>
            <draw:line table:end-cell-address="CSL2_2_2.C21" table:end-x="0.0461in" table:end-y="0.0067in" draw:z-index="22" draw:style-name="gr2" draw:text-style-name="P1" svg:x1="0.0461in" svg:y1="0.0004in" svg:x2="0.0445in" svg:y2="0.2504in">
              <text:p/>
            </draw:line>
            <draw:line table:end-cell-address="CSL2_2_2.C21" table:end-x="0.0461in" table:end-y="0.0106in" draw:z-index="27" draw:style-name="gr2" draw:text-style-name="P1" svg:x1="0.0461in" svg:y1="0.0043in" svg:x2="0.0445in" svg:y2="0.2543in">
              <text:p/>
            </draw:line>
            <draw:line table:end-cell-address="CSL2_2_2.C21" table:end-x="0.0461in" table:end-y="0.0067in" draw:z-index="31" draw:style-name="gr2" draw:text-style-name="P1" svg:x1="0.0461in" svg:y1="0.0004in" svg:x2="0.0445in" svg:y2="0.2504in">
              <text:p/>
            </draw:line>
            <draw:line table:end-cell-address="CSL2_2_2.C21" table:end-x="0.0461in" table:end-y="0.0126in" draw:z-index="38" draw:style-name="gr2" draw:text-style-name="P1" svg:x1="0.0461in" svg:y1="0.0067in" svg:x2="0.0445in" svg:y2="0.2559in">
              <text:p/>
            </draw:line>
            <draw:line table:end-cell-address="CSL2_2_2.C21" table:end-x="0.0461in" table:end-y="0.0087in" draw:z-index="40" draw:style-name="gr2" draw:text-style-name="P1" svg:x1="0.0461in" svg:y1="0.0028in" svg:x2="0.0445in" svg:y2="0.252in">
              <text:p/>
            </draw:line>
            <draw:line table:end-cell-address="CSL2_2_2.C21" table:end-x="0.0465in" table:end-y="0.0087in" draw:z-index="46" draw:style-name="gr2" draw:text-style-name="P1" svg:x1="0.0465in" svg:y1="0.0031in" svg:x2="0.0445in" svg:y2="0.252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 table:number-columns-repeated="1006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9" office:value-type="float" office:value="0.3">
            <text:p>0.30</text:p>
          </table:table-cell>
          <table:table-cell table:style-name="ce27" office:value-type="string">
            <text:p>x</text:p>
            <draw:line table:end-cell-address="CSL2_2_2.C22" table:end-x="0.0461in" table:end-y="0.2433in" draw:z-index="32" draw:style-name="gr2" draw:text-style-name="P1" svg:x1="0.0461in" svg:y1="0.237in" svg:x2="0.0445in" svg:y2="0.487in">
              <text:p/>
            </draw:line>
            <draw:line table:end-cell-address="CSL2_2_2.C22" table:end-x="0.0461in" table:end-y="0.2417in" draw:z-index="34" draw:style-name="gr2" draw:text-style-name="P1" svg:x1="0.0461in" svg:y1="0.2354in" svg:x2="0.0445in" svg:y2="0.4854in">
              <text:p/>
            </draw:line>
            <draw:line table:end-cell-address="CSL2_2_2.C22" table:end-x="0.0461in" table:end-y="0.2441in" draw:z-index="41" draw:style-name="gr2" draw:text-style-name="P1" svg:x1="0.0461in" svg:y1="0.2382in" svg:x2="0.0445in" svg:y2="0.4874in">
              <text:p/>
            </draw:line>
            <draw:line table:end-cell-address="CSL2_2_2.C22" table:end-x="0.0461in" table:end-y="0.2425in" draw:z-index="43" draw:style-name="gr2" draw:text-style-name="P1" svg:x1="0.0461in" svg:y1="0.2366in" svg:x2="0.0445in" svg:y2="0.4858in">
              <text:p/>
            </draw:line>
            <draw:line table:end-cell-address="CSL2_2_2.C22" table:end-x="0.0461in" table:end-y="0.2441in" draw:z-index="47" draw:style-name="gr2" draw:text-style-name="P1" svg:x1="0.0461in" svg:y1="0.2382in" svg:x2="0.0445in" svg:y2="0.4874in">
              <text:p/>
            </draw:line>
            <draw:line table:end-cell-address="CSL2_2_2.C22" table:end-x="0.0461in" table:end-y="0.2425in" draw:z-index="52" draw:style-name="gr2" draw:text-style-name="P1" svg:x1="0.0461in" svg:y1="0.2366in" svg:x2="0.0445in" svg:y2="0.4858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50">
            <text:p>50</text:p>
          </table:table-cell>
          <table:table-cell table:style-name="ce42" table:formula="of:=+[.E21]/([.B21]*[.D21]*7.85/1000000)" office:value-type="float" office:value="17417.0816286365">
            <text:p>17417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21]/[.H21]" office:value-type="float" office:value="217.713520357956">
            <text:p>218</text:p>
          </table:table-cell>
          <table:table-cell table:style-name="ce49" table:formula="of:=+[.I21]/60" office:value-type="float" office:value="3.6285586726326">
            <text:p>4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00</text:p>
          </table:table-cell>
          <table:table-cell table:style-name="ce8" office:value-type="string">
            <text:p>100 – 12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7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.C23" table:end-x="0.0461in" table:end-y="0.0106in" draw:z-index="33" draw:style-name="gr2" draw:text-style-name="P1" svg:x1="0.0461in" svg:y1="0.0039in" svg:x2="0.0445in" svg:y2="0.2539in">
              <text:p/>
            </draw:line>
            <draw:line table:end-cell-address="CSL2_2_2.C23" table:end-x="0.0461in" table:end-y="0.0067in" draw:z-index="35" draw:style-name="gr2" draw:text-style-name="P1" svg:x1="0.0461in" svg:y1="0in" svg:x2="0.0445in" svg:y2="0.25in">
              <text:p/>
            </draw:line>
            <draw:line table:end-cell-address="CSL2_2_2.C23" table:end-x="0.0461in" table:end-y="0.0114in" draw:z-index="42" draw:style-name="gr2" draw:text-style-name="P1" svg:x1="0.0461in" svg:y1="0.0051in" svg:x2="0.0445in" svg:y2="0.2543in">
              <text:p/>
            </draw:line>
            <draw:line table:end-cell-address="CSL2_2_2.C23" table:end-x="0.0461in" table:end-y="0.0075in" draw:z-index="44" draw:style-name="gr2" draw:text-style-name="P1" svg:x1="0.0461in" svg:y1="0.0012in" svg:x2="0.0445in" svg:y2="0.2504in">
              <text:p/>
            </draw:line>
            <draw:line table:end-cell-address="CSL2_2_2.C23" table:end-x="0.0461in" table:end-y="0.0114in" draw:z-index="49" draw:style-name="gr2" draw:text-style-name="P1" svg:x1="0.0461in" svg:y1="0.0051in" svg:x2="0.0445in" svg:y2="0.2543in">
              <text:p/>
            </draw:line>
            <draw:line table:end-cell-address="CSL2_2_2.C23" table:end-x="0.0461in" table:end-y="0.0075in" draw:z-index="53" draw:style-name="gr2" draw:text-style-name="P1" svg:x1="0.0461in" svg:y1="0.0012in" svg:x2="0.0445in" svg:y2="0.2504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/>
          <table:table-cell table:style-name="ce80" table:number-columns-repeated="100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9" office:value-type="float" office:value="0.3">
            <text:p>0.30</text:p>
          </table:table-cell>
          <table:table-cell table:style-name="ce27" office:value-type="string">
            <text:p>x</text:p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00">
            <text:p>100</text:p>
          </table:table-cell>
          <table:table-cell table:style-name="ce42" table:formula="of:=+[.E23]/([.B23]*[.D23]*7.85/1000000)" office:value-type="float" office:value="34834.1632572729">
            <text:p>34834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23]/[.H23]" office:value-type="float" office:value="435.427040715912">
            <text:p>435</text:p>
          </table:table-cell>
          <table:table-cell table:style-name="ce49" table:formula="of:=+[.I23]/60" office:value-type="float" office:value="7.2571173452652">
            <text:p>7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7" table:number-columns-repeated="1006"/>
        </table:table-row>
        <table:table-row table:style-name="ro6">
          <table:table-cell table:style-name="ce10"/>
          <table:table-cell table:style-name="ce21" table:number-columns-repeated="2"/>
          <table:table-cell table:style-name="ce36" table:number-columns-repeated="14"/>
          <table:table-cell table:style-name="ce71"/>
          <table:table-cell table:style-name="ce17" table:number-columns-repeated="1006"/>
        </table:table-row>
        <table:table-row table:style-name="ro2">
          <table:table-cell table:style-name="ce5" office:value-type="string" table:number-columns-spanned="18" table:number-rows-spanned="1">
            <text:p>Halaman : 1 dari ......</text:p>
          </table:table-cell>
          <table:covered-table-cell table:number-columns-repeated="2" table:style-name="ce5"/>
          <table:covered-table-cell table:number-columns-repeated="10" table:style-name="ce11"/>
          <table:covered-table-cell table:style-name="ce11">
            <draw:line table:end-cell-address="CSL2_2_2.N32" table:end-x="0.0394in" table:end-y="0.1909in" draw:z-index="1" draw:style-name="gr3" draw:text-style-name="P2" svg:x1="0.0394in" svg:y1="0.2165in" svg:x2="0.039in" svg:y2="1.8134in">
              <text:p/>
            </draw:line>
          </table:covered-table-cell>
          <table:covered-table-cell table:style-name="ce11"/>
          <table:covered-table-cell table:style-name="ce11">
            <draw:line table:end-cell-address="CSL2_2_2.P32" table:end-x="0.2236in" table:end-y="0.1799in" draw:z-index="2" draw:style-name="gr3" draw:text-style-name="P2" svg:x1="0.2236in" svg:y1="0.2256in" svg:x2="0.2201in" svg:y2="1.8024in">
              <text:p/>
            </draw:line>
          </table:covered-table-cell>
          <table:covered-table-cell table:style-name="ce11"/>
          <table:covered-table-cell table:style-name="ce11">
            <draw:line table:end-cell-address="CSL2_2_2.R32" table:end-x="0.4039in" table:end-y="0.1799in" draw:z-index="3" draw:style-name="gr3" draw:text-style-name="P2" svg:x1="0.4012in" svg:y1="0.222in" svg:x2="0.4039in" svg:y2="1.8024in">
              <text:p/>
            </draw:line>
          </table:covered-table-cell>
          <table:table-cell table:style-name="ce17" table:number-columns-repeated="1006"/>
        </table:table-row>
        <table:table-row table:style-name="ro2">
          <table:table-cell table:style-name="ce11" office:value-type="string" table:number-columns-spanned="4" table:number-rows-spanned="1">
            <text:p>TOTAL</text:p>
          </table:table-cell>
          <table:covered-table-cell table:number-columns-repeated="2" table:style-name="ce11"/>
          <table:covered-table-cell table:style-name="ce6"/>
          <table:table-cell table:style-name="ce11" table:formula="of:=SUM([.E9:.E23])" office:value-type="float" office:value="508">
            <text:p>508</text:p>
          </table:table-cell>
          <table:table-cell table:style-name="ce11" office:value-type="float" office:value="0">
            <text:p>0</text:p>
          </table:table-cell>
          <table:table-cell table:style-name="ce6" table:number-columns-spanned="2" table:number-rows-spanned="1"/>
          <table:covered-table-cell table:style-name="ce6"/>
          <table:table-cell table:style-name="ce47" table:formula="of:=SUM([.I9:.I23])" office:value-type="float" office:value="2508.46381456978">
            <text:p>2508</text:p>
          </table:table-cell>
          <table:table-cell table:style-name="ce47" table:formula="of:=SUM([.J9:.J23])" office:value-type="float" office:value="41.8077302428297">
            <text:p>42</text:p>
          </table:table-cell>
          <table:table-cell table:style-name="ce6"/>
          <table:table-cell table:style-name="ce52" office:value-type="string">
            <text:p><text:s text:c="4"/>Dibuat Oleh</text:p>
          </table:table-cell>
          <table:table-cell table:style-name="ce52"/>
          <table:table-cell table:style-name="ce18" office:value-type="string">
            <text:p><text:s text:c="5"/>Diperika Oleh</text:p>
          </table:table-cell>
          <table:table-cell table:style-name="ce64"/>
          <table:table-cell table:style-name="ce18" office:value-type="string">
            <text:p><text:s text:c="9"/>Disetujui Oleh <text:s text:c="7"/>Diterima Oleh</text:p>
          </table:table-cell>
          <table:table-cell table:style-name="ce66"/>
          <table:table-cell table:style-name="ce72"/>
          <table:table-cell table:number-columns-repeated="3"/>
          <table:table-cell table:style-name="ce17" table:number-columns-repeated="1003"/>
        </table:table-row>
        <table:table-row table:style-name="ro2">
          <table:table-cell table:style-name="ce5" office:value-type="string" table:number-columns-spanned="5" table:number-rows-spanned="1">
            <text:p>Jam produksi 1 minggu</text:p>
          </table:table-cell>
          <table:covered-table-cell table:number-columns-repeated="2" table:style-name="ce5"/>
          <table:covered-table-cell table:number-columns-repeated="2" table:style-name="ce6"/>
          <table:table-cell table:style-name="ce11" office:value-type="float" office:value="168" table:number-columns-spanned="2" table:number-rows-spanned="1">
            <text:p>168</text:p>
          </table:table-cell>
          <table:covered-table-cell table:style-name="ce6"/>
          <table:table-cell table:style-name="ce5" office:value-type="string" table:number-columns-spanned="3" table:number-rows-spanned="1">
            <text:p>Selisih Jam</text:p>
          </table:table-cell>
          <table:covered-table-cell table:number-columns-repeated="2" table:style-name="ce6"/>
          <table:table-cell table:style-name="ce11" office:value-type="float" office:value="168">
            <text:p>168</text:p>
          </table:table-cell>
          <table:table-cell table:style-name="ce53" table:number-columns-repeated="6"/>
          <table:table-cell table:style-name="ce73"/>
          <table:table-cell table:number-columns-repeated="3"/>
          <table:table-cell table:style-name="ce17" table:number-columns-repeated="1003"/>
        </table:table-row>
        <table:table-row table:style-name="ro2">
          <table:table-cell table:style-name="ce12" office:value-type="string" table:number-columns-spanned="2" table:number-rows-spanned="5">
            <text:p>CATATAN</text:p>
          </table:table-cell>
          <table:covered-table-cell table:style-name="ce11"/>
          <table:table-cell table:style-name="ce28" office:value-type="string" table:number-columns-spanned="9" table:number-rows-spanned="1">
            <text:p><text:s/>1 Estimasi ini sebagai pedoman untuk menyiapkan bahan baku CRC</text:p>
          </table:table-cell>
          <table:covered-table-cell table:number-columns-repeated="7" table:style-name="ce37"/>
          <table:covered-table-cell table:style-name="ce50"/>
          <table:table-cell table:style-name="ce53" table:number-columns-repeated="6"/>
          <table:table-cell table:style-name="ce73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29" office:value-type="string" table:number-columns-spanned="9" table:number-rows-spanned="1">
            <text:p><text:s/>2 Urutan produksi dapat berubah sesuai kondisi mesin dan ketersediaan bahan baku</text:p>
          </table:table-cell>
          <table:covered-table-cell table:number-columns-repeated="7" table:style-name="ce38"/>
          <table:covered-table-cell table:style-name="ce50"/>
          <table:table-cell table:style-name="Default" table:number-columns-repeated="6"/>
          <table:table-cell table:style-name="ce74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29" office:value-type="string" table:number-columns-spanned="9" table:number-rows-spanned="1">
            <text:p><text:s/>3 Setiap perubahan urutan harus sepengetahuan karu dan kashift yang bertugas</text:p>
          </table:table-cell>
          <table:covered-table-cell table:number-columns-repeated="7" table:style-name="ce38"/>
          <table:covered-table-cell table:style-name="ce50"/>
          <table:table-cell table:style-name="ce53" table:number-columns-repeated="6"/>
          <table:table-cell table:style-name="ce75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30" office:value-type="string" table:number-columns-spanned="9" table:number-rows-spanned="1">
            <text:p><text:s/>4 Target Non Prime &lt; 5 %</text:p>
          </table:table-cell>
          <table:covered-table-cell table:number-columns-repeated="7" table:style-name="ce39"/>
          <table:covered-table-cell table:style-name="ce50"/>
          <table:table-cell table:style-name="ce54" office:value-type="string">
            <text:p><text:s text:c="3"/>Susana / Beni .S</text:p>
          </table:table-cell>
          <table:table-cell table:style-name="ce56"/>
          <table:table-cell table:style-name="ce56" office:value-type="string">
            <text:p><text:s text:c="10"/>Suherman</text:p>
          </table:table-cell>
          <table:table-cell table:style-name="ce65"/>
          <table:table-cell table:style-name="ce56" office:value-type="string">
            <text:p><text:s text:c="8"/>Ida Bagus Gede <text:s text:c="11"/>Walim .H</text:p>
          </table:table-cell>
          <table:table-cell table:style-name="ce65"/>
          <table:table-cell table:style-name="ce74"/>
          <table:table-cell table:number-columns-repeated="1006"/>
        </table:table-row>
        <table:table-row table:style-name="ro7">
          <table:covered-table-cell table:style-name="ce14"/>
          <table:covered-table-cell table:style-name="ce22"/>
          <table:table-cell table:style-name="ce31" office:value-type="string" table:number-columns-spanned="9" table:number-rows-spanned="1">
            <text:p><text:s/>5 Target Produksi 5.500 MT/Bulan</text:p>
          </table:table-cell>
          <table:covered-table-cell table:number-columns-repeated="8"/>
          <table:table-cell table:style-name="ce55" office:value-type="string">
            <text:p><text:s text:c="4"/>Karu PPC / Staff</text:p>
          </table:table-cell>
          <table:table-cell table:style-name="ce57"/>
          <table:table-cell table:style-name="ce57" office:value-type="string">
            <text:p><text:s text:c="7"/>SPV Prod CSL</text:p>
          </table:table-cell>
          <table:table-cell table:style-name="ce66"/>
          <table:table-cell table:style-name="ce57" office:value-type="string">
            <text:p><text:s text:c="8"/>Kadept PPC/Prod <text:s text:c="9"/>Inventory</text:p>
          </table:table-cell>
          <table:table-cell table:style-name="ce66"/>
          <table:table-cell table:style-name="ce7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1"/>
          <table:table-cell table:number-columns-repeated="1017"/>
        </table:table-row>
        <table:table-row table:style-name="ro8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L2_2_2_2" table:style-name="ta1" table:print="false">
        <table:table-column table:style-name="co1" table:default-cell-style-name="ce15"/>
        <table:table-column table:style-name="co2" table:default-cell-style-name="ce17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9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6" table:default-cell-style-name="ce15"/>
        <table:table-row table:style-name="ro1">
          <table:table-cell table:style-name="ce1" table:number-columns-spanned="2" table:number-rows-spanned="3">
            <draw:frame table:end-cell-address="CSL2_2_2_2.B3" table:end-x="0.222in" table:end-y="0.1681in" draw:z-index="0" draw:name="Graphics 5" draw:style-name="gr1" draw:text-style-name="P1" svg:width="0.6961in" svg:height="0.5685in" svg:x="0.1492in" svg:y="0.0213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covered-table-cell table:style-name="ce16"/>
          <table:table-cell table:style-name="ce23" office:value-type="string" table:number-columns-spanned="7" table:number-rows-spanned="1">
            <text:p><text:s/>PT SARANACENTRAL BAJATAMA Tbk.</text:p>
          </table:table-cell>
          <table:covered-table-cell table:number-columns-repeated="2" table:style-name="ce32"/>
          <table:covered-table-cell table:number-columns-repeated="3" table:style-name="ce16"/>
          <table:covered-table-cell table:style-name="ce44"/>
          <table:table-cell table:style-name="ce48" office:value-type="string" table:number-columns-spanned="6" table:number-rows-spanned="3">
            <text:p><text:s/>ESTIMASI PRODUKSI CSL</text:p>
          </table:table-cell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No Dokumen <text:s text:c="4"/>: <text:s/>F – PPC – 001</text:p>
          </table:table-cell>
          <table:covered-table-cell table:style-name="ce50"/>
          <table:table-cell table:number-columns-repeated="1006"/>
        </table:table-row>
        <table:table-row table:style-name="ro1">
          <table:covered-table-cell table:style-name="ce2"/>
          <table:covered-table-cell/>
          <table:table-cell table:style-name="ce24" office:value-type="string" table:number-columns-spanned="7" table:number-rows-spanned="1">
            <text:p><text:s/>DEPARTEMEN PPC &amp; PRODUKSI</text:p>
          </table:table-cell>
          <table:covered-table-cell table:number-columns-repeated="2" table:style-name="ce33"/>
          <table:covered-table-cell table:number-columns-repeated="3" table:style-name="ce41"/>
          <table:covered-table-cell table:number-columns-repeated="2" table:style-name="ce45"/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No Revisi <text:s text:c="10"/>: <text:s/>04</text:p>
          </table:table-cell>
          <table:covered-table-cell table:style-name="ce50"/>
          <table:table-cell table:number-columns-repeated="1006"/>
        </table:table-row>
        <table:table-row table:style-name="ro1">
          <table:covered-table-cell table:style-name="ce3"/>
          <table:covered-table-cell/>
          <table:table-cell table:style-name="ce25" office:value-type="string" table:number-columns-spanned="7" table:number-rows-spanned="1">
            <text:p><text:s/>PPC CSL</text:p>
          </table:table-cell>
          <table:covered-table-cell table:style-name="ce25"/>
          <table:covered-table-cell table:number-columns-repeated="4" table:style-name="ce40"/>
          <table:covered-table-cell table:number-columns-repeated="2" table:style-name="ce46"/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Tanggal Efektif <text:s/>: <text:s/>13 JUNI 2016</text:p>
          </table:table-cell>
          <table:covered-table-cell table:style-name="ce50"/>
          <table:table-cell table:number-columns-repeated="1006"/>
        </table:table-row>
        <table:table-row table:style-name="ro2">
          <table:table-cell table:style-name="ce4" office:value-type="string" table:number-columns-spanned="18" table:number-rows-spanned="1">
            <text:p><text:s/>Tanggal : 14 JULI 2017</text:p>
          </table:table-cell>
          <table:covered-table-cell table:number-columns-repeated="17" table:style-name="ce11"/>
          <table:table-cell table:style-name="ce17" table:number-columns-repeated="1006"/>
        </table:table-row>
        <table:table-row table:style-name="ro2">
          <table:table-cell table:style-name="ce4" office:value-type="string" table:number-columns-spanned="14" table:number-rows-spanned="1">
            <text:p><text:s/>Untuk : Produksi, Quality Control dan Warehouse mohon disiapkan dan diproduksi sbb : </text:p>
          </table:table-cell>
          <table:covered-table-cell table:number-columns-repeated="12" table:style-name="ce11"/>
          <table:covered-table-cell table:style-name="ce58"/>
          <table:table-cell table:style-name="ce61" office:value-type="string" table:number-columns-spanned="4" table:number-rows-spanned="1">
            <text:p><text:s/>Periode : Senin s/d Kamis – Kamis s/d Senin</text:p>
          </table:table-cell>
          <table:covered-table-cell table:number-columns-repeated="3" table:style-name="ce6"/>
          <table:table-cell table:style-name="ce41"/>
          <table:table-cell table:style-name="ce17" table:number-columns-repeated="1005"/>
        </table:table-row>
        <table:table-row table:style-name="ro2">
          <table:table-cell table:style-name="ce5" office:value-type="string" table:number-columns-spanned="1" table:number-rows-spanned="2">
            <text:p><text:s/>Urutan</text:p>
          </table:table-cell>
          <table:table-cell table:style-name="ce5" office:value-type="string" table:number-columns-spanned="6" table:number-rows-spanned="1">
            <text:p>BAHAN</text:p>
          </table:table-cell>
          <table:covered-table-cell table:style-name="ce5"/>
          <table:covered-table-cell table:number-columns-repeated="4" table:style-name="ce11"/>
          <table:table-cell table:style-name="ce43" office:value-type="string">
            <text:p>Speed</text:p>
          </table:table-cell>
          <table:table-cell table:style-name="ce11" office:value-type="string" table:number-columns-spanned="2" table:number-rows-spanned="1">
            <text:p>Waktu Prod</text:p>
          </table:table-cell>
          <table:covered-table-cell table:style-name="ce11"/>
          <table:table-cell table:style-name="ce11" office:value-type="string" table:number-columns-spanned="7" table:number-rows-spanned="1">
            <text:p><text:s/>TARGET PRODUK</text:p>
          </table:table-cell>
          <table:covered-table-cell table:number-columns-repeated="6" table:style-name="ce11"/>
          <table:table-cell table:style-name="ce5" office:value-type="string" table:number-columns-spanned="1" table:number-rows-spanned="2">
            <text:p>KETERANGAN</text:p>
          </table:table-cell>
          <table:table-cell table:style-name="ce17" table:number-columns-repeated="1006"/>
        </table:table-row>
        <table:table-row table:style-name="ro2">
          <table:covered-table-cell table:style-name="ce6"/>
          <table:table-cell table:style-name="ce5" office:value-type="string" table:number-columns-spanned="3" table:number-rows-spanned="1">
            <text:p>Ukuran</text:p>
          </table:table-cell>
          <table:covered-table-cell table:number-columns-repeated="2" table:style-name="ce11"/>
          <table:table-cell table:style-name="ce11" office:value-type="string">
            <text:p>Ton</text:p>
          </table:table-cell>
          <table:table-cell table:style-name="ce11" office:value-type="string">
            <text:p>Meter</text:p>
          </table:table-cell>
          <table:table-cell table:style-name="ce11" office:value-type="string">
            <text:p>Sumber</text:p>
          </table:table-cell>
          <table:table-cell table:style-name="ce43" office:value-type="string">
            <text:p>mpm</text:p>
          </table:table-cell>
          <table:table-cell table:style-name="ce11" office:value-type="string">
            <text:p>Menit</text:p>
          </table:table-cell>
          <table:table-cell table:style-name="ce11" office:value-type="string">
            <text:p>Jam</text:p>
          </table:table-cell>
          <table:table-cell table:style-name="ce11" office:value-type="string">
            <text:p>Spek</text:p>
          </table:table-cell>
          <table:table-cell table:style-name="ce11" office:value-type="string">
            <text:p>Coat</text:p>
          </table:table-cell>
          <table:table-cell table:style-name="ce11" office:value-type="string">
            <text:p>Target Coat</text:p>
          </table:table-cell>
          <table:table-cell table:style-name="ce11" office:value-type="string">
            <text:p>Berat (MT)</text:p>
          </table:table-cell>
          <table:table-cell table:style-name="ce11" office:value-type="string" table:number-columns-spanned="2" table:number-rows-spanned="1">
            <text:p>Order</text:p>
          </table:table-cell>
          <table:covered-table-cell table:style-name="ce11"/>
          <table:table-cell table:style-name="ce11" office:value-type="string">
            <text:p>Finished</text:p>
          </table:table-cell>
          <table:covered-table-cell table:style-name="ce6"/>
          <table:table-cell table:style-name="ce17" table:number-columns-repeated="1006"/>
        </table:table-row>
        <table:table-row table:style-name="ro3">
          <table:table-cell table:style-name="ce7"/>
          <table:table-cell table:style-name="ce18"/>
          <table:table-cell table:style-name="ce26" table:number-columns-repeated="15"/>
          <table:table-cell table:style-name="ce67"/>
          <table:table-cell table:number-columns-repeated="1006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9" office:value-type="float" office:value="0.35">
            <text:p>0.35</text:p>
          </table:table-cell>
          <table:table-cell table:style-name="ce27" office:value-type="string">
            <text:p>x</text:p>
            <draw:line table:end-cell-address="CSL2_2_2_2.C10" table:end-x="0.0461in" table:end-y="0.2394in" draw:z-index="10" draw:style-name="gr2" draw:text-style-name="P1" svg:x1="0.0461in" svg:y1="0.2425in" svg:x2="0.0445in" svg:y2="0.4827in">
              <text:p/>
            </draw:line>
            <draw:line table:end-cell-address="CSL2_2_2_2.C10" table:end-x="0.0461in" table:end-y="0.2437in" draw:z-index="11" draw:style-name="gr2" draw:text-style-name="P1" svg:x1="0.0461in" svg:y1="0.2382in" svg:x2="0.0445in" svg:y2="0.487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00">
            <text:p>100</text:p>
          </table:table-cell>
          <table:table-cell table:style-name="ce42" table:formula="of:=+[.E9]/([.B9]*[.D9]*7.85/1000000)" office:value-type="float" office:value="29857.8542205197">
            <text:p>29858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9]/[.H9]" office:value-type="float" office:value="373.223177756496">
            <text:p>373</text:p>
          </table:table-cell>
          <table:table-cell table:style-name="ce49" table:formula="of:=+[.I9]/60" office:value-type="float" office:value="6.2203862959416">
            <text:p>6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00</text:p>
          </table:table-cell>
          <table:table-cell table:style-name="ce8" office:value-type="string">
            <text:p>100 – 12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7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_2.C11" table:end-x="0.0461in" table:end-y="0.0106in" draw:z-index="4" draw:style-name="gr2" draw:text-style-name="P1" svg:x1="0.0461in" svg:y1="0.0043in" svg:x2="0.0445in" svg:y2="0.2543in">
              <text:p/>
            </draw:line>
            <draw:line table:end-cell-address="CSL2_2_2_2.C11" table:end-x="0.0465in" table:end-y="0.011in" draw:z-index="7" draw:style-name="gr2" draw:text-style-name="P1" svg:x1="0.0465in" svg:y1="0.0051in" svg:x2="0.0445in" svg:y2="0.2547in">
              <text:p/>
            </draw:line>
          </table:table-cell>
          <table:table-cell table:style-name="ce35" table:number-columns-repeated="10"/>
          <table:table-cell table:style-name="ce60"/>
          <table:table-cell table:style-name="ce20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9" office:value-type="float" office:value="0.35">
            <text:p>0.35</text:p>
          </table:table-cell>
          <table:table-cell table:style-name="ce27" office:value-type="string">
            <text:p>x</text:p>
            <draw:line table:end-cell-address="CSL2_2_2_2.C13" table:end-x="0.0461in" table:end-y="0.0043in" draw:z-index="8" draw:style-name="gr2" draw:text-style-name="P1" svg:x1="0.0461in" svg:y1="0.2413in" svg:x2="0.0445in" svg:y2="0.4913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00">
            <text:p>100</text:p>
          </table:table-cell>
          <table:table-cell table:style-name="ce42" table:formula="of:=+[.E11]/([.B11]*[.D11]*7.85/1000000)" office:value-type="float" office:value="29857.8542205197">
            <text:p>29858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1]/[.H11]" office:value-type="float" office:value="373.223177756496">
            <text:p>373</text:p>
          </table:table-cell>
          <table:table-cell table:style-name="ce49" table:formula="of:=+[.I11]/60" office:value-type="float" office:value="6.2203862959416">
            <text:p>6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<text:span text:style-name="T1">OOFING</text:span>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8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_2.C13" table:end-x="0.0461in" table:end-y="0.0067in" draw:z-index="5" draw:style-name="gr2" draw:text-style-name="P1" svg:x1="0.0461in" svg:y1="0.0004in" svg:x2="0.0445in" svg:y2="0.2504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9" office:value-type="float" office:value="0.3">
            <text:p>0.30</text:p>
          </table:table-cell>
          <table:table-cell table:style-name="ce27" office:value-type="string">
            <text:p>x</text:p>
            <draw:line table:end-cell-address="CSL2_2_2_2.C15" table:end-x="0.0461in" table:end-y="0.0028in" draw:z-index="9" draw:style-name="gr2" draw:text-style-name="P1" svg:x1="0.0461in" svg:y1="0.2398in" svg:x2="0.0445in" svg:y2="0.4898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50">
            <text:p>50</text:p>
          </table:table-cell>
          <table:table-cell table:style-name="ce42" table:formula="of:=+[.E13]/([.B13]*[.D13]*7.85/1000000)" office:value-type="float" office:value="17417.0816286365">
            <text:p>17417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3]/[.H13]" office:value-type="float" office:value="217.713520357956">
            <text:p>218</text:p>
          </table:table-cell>
          <table:table-cell table:style-name="ce49" table:formula="of:=+[.I13]/60" office:value-type="float" office:value="3.6285586726326">
            <text:p>4</text:p>
          </table:table-cell>
          <table:table-cell table:style-name="ce51" office:value-type="string">
            <text:p>G-30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51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_2_2.C14" table:end-x="0.0461in" table:end-y="0.2417in" draw:z-index="6" draw:style-name="gr2" draw:text-style-name="P1" svg:x1="0.0461in" svg:y1="0.0004in" svg:x2="0.0445in" svg:y2="0.2417in">
              <text:p/>
            </draw:line>
            <draw:line table:end-cell-address="CSL2_2_2_2.C15" table:end-x="0.0461in" table:end-y="0.0134in" draw:z-index="12" draw:style-name="gr2" draw:text-style-name="P1" svg:x1="0.0461in" svg:y1="0.0055in" svg:x2="0.0445in" svg:y2="0.2567in">
              <text:p/>
            </draw:line>
            <draw:line table:end-cell-address="CSL2_2_2_2.C15" table:end-x="0.0465in" table:end-y="0.0138in" draw:z-index="13" draw:style-name="gr2" draw:text-style-name="P1" svg:x1="0.0465in" svg:y1="0.0063in" svg:x2="0.0445in" svg:y2="0.2571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9" office:value-type="float" office:value="0.25">
            <text:p>0.25</text:p>
          </table:table-cell>
          <table:table-cell table:style-name="ce27" office:value-type="string">
            <text:p>x</text:p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00">
            <text:p>100</text:p>
          </table:table-cell>
          <table:table-cell table:style-name="ce42" table:formula="of:=+[.E15]/([.B15]*[.D15]*7.85/1000000)" office:value-type="float" office:value="41800.9959087275">
            <text:p>41801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5]/[.H15]" office:value-type="float" office:value="522.512448859094">
            <text:p>523</text:p>
          </table:table-cell>
          <table:table-cell table:style-name="ce49" table:formula="of:=+[.I15]/60" office:value-type="float" office:value="8.70854081431824">
            <text:p>9</text:p>
          </table:table-cell>
          <table:table-cell table:style-name="ce51" office:value-type="string">
            <text:p>G-30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51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9" table:number-columns-repeated="1006"/>
        </table:table-row>
        <table:table-row table:style-name="ro4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8" table:number-columns-repeated="3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/>
          <table:table-cell table:style-name="ce69"/>
          <table:table-cell table:style-name="ce77" table:number-columns-repeated="1006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 table:number-columns-repeated="1006"/>
        </table:table-row>
        <table:table-row table:style-name="ro4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8" table:number-columns-repeated="3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 table:number-columns-repeated="2"/>
          <table:table-cell table:style-name="ce78" table:number-columns-repeated="1006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 table:number-columns-repeated="1006"/>
        </table:table-row>
        <table:table-row table:style-name="ro4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8" table:number-columns-repeated="3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 table:number-columns-repeated="2"/>
          <table:table-cell table:style-name="ce77" table:number-columns-repeated="1006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/>
          <table:table-cell table:style-name="ce80" table:number-columns-repeated="1005"/>
        </table:table-row>
        <table:table-row table:style-name="ro4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8" table:number-columns-repeated="3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 table:number-columns-repeated="2"/>
          <table:table-cell table:style-name="ce77" table:number-columns-repeated="1006"/>
        </table:table-row>
        <table:table-row table:style-name="ro6">
          <table:table-cell table:style-name="ce10"/>
          <table:table-cell table:style-name="ce21" table:number-columns-repeated="2"/>
          <table:table-cell table:style-name="ce36" table:number-columns-repeated="14"/>
          <table:table-cell table:style-name="ce71"/>
          <table:table-cell table:style-name="ce17" table:number-columns-repeated="1006"/>
        </table:table-row>
        <table:table-row table:style-name="ro2">
          <table:table-cell table:style-name="ce5" office:value-type="string" table:number-columns-spanned="18" table:number-rows-spanned="1">
            <text:p>Halaman : 1 dari ......</text:p>
          </table:table-cell>
          <table:covered-table-cell table:number-columns-repeated="2" table:style-name="ce5"/>
          <table:covered-table-cell table:number-columns-repeated="10" table:style-name="ce11"/>
          <table:covered-table-cell table:style-name="ce11">
            <draw:line table:end-cell-address="CSL2_2_2_2.N32" table:end-x="0.0394in" table:end-y="0.1909in" draw:z-index="1" draw:style-name="gr3" draw:text-style-name="P2" svg:x1="0.0394in" svg:y1="0.2165in" svg:x2="0.039in" svg:y2="1.8134in">
              <text:p/>
            </draw:line>
          </table:covered-table-cell>
          <table:covered-table-cell table:style-name="ce11"/>
          <table:covered-table-cell table:style-name="ce11">
            <draw:line table:end-cell-address="CSL2_2_2_2.P32" table:end-x="0.2236in" table:end-y="0.1799in" draw:z-index="2" draw:style-name="gr3" draw:text-style-name="P2" svg:x1="0.2236in" svg:y1="0.2256in" svg:x2="0.2201in" svg:y2="1.8024in">
              <text:p/>
            </draw:line>
          </table:covered-table-cell>
          <table:covered-table-cell table:style-name="ce11"/>
          <table:covered-table-cell table:style-name="ce11">
            <draw:line table:end-cell-address="CSL2_2_2_2.R32" table:end-x="0.4039in" table:end-y="0.1799in" draw:z-index="3" draw:style-name="gr3" draw:text-style-name="P2" svg:x1="0.4012in" svg:y1="0.222in" svg:x2="0.4039in" svg:y2="1.8024in">
              <text:p/>
            </draw:line>
          </table:covered-table-cell>
          <table:table-cell table:style-name="ce17" table:number-columns-repeated="1006"/>
        </table:table-row>
        <table:table-row table:style-name="ro2">
          <table:table-cell table:style-name="ce11" office:value-type="string" table:number-columns-spanned="4" table:number-rows-spanned="1">
            <text:p>TOTAL</text:p>
          </table:table-cell>
          <table:covered-table-cell table:number-columns-repeated="2" table:style-name="ce11"/>
          <table:covered-table-cell table:style-name="ce6"/>
          <table:table-cell table:style-name="ce11" table:formula="of:=SUM([.E9:.E23])" office:value-type="float" office:value="350">
            <text:p>350</text:p>
          </table:table-cell>
          <table:table-cell table:style-name="ce11" office:value-type="float" office:value="0">
            <text:p>0</text:p>
          </table:table-cell>
          <table:table-cell table:style-name="ce6" table:number-columns-spanned="2" table:number-rows-spanned="1"/>
          <table:covered-table-cell table:style-name="ce6"/>
          <table:table-cell table:style-name="ce47" table:formula="of:=SUM([.I9:.I23])" office:value-type="float" office:value="1486.67232473004">
            <text:p>1487</text:p>
          </table:table-cell>
          <table:table-cell table:style-name="ce47" table:formula="of:=SUM([.J9:.J23])" office:value-type="float" office:value="24.777872078834">
            <text:p>25</text:p>
          </table:table-cell>
          <table:table-cell table:style-name="ce6"/>
          <table:table-cell table:style-name="ce52" office:value-type="string">
            <text:p><text:s text:c="4"/>Dibuat Oleh</text:p>
          </table:table-cell>
          <table:table-cell table:style-name="ce52"/>
          <table:table-cell table:style-name="ce18" office:value-type="string">
            <text:p><text:s text:c="5"/>Diperika Oleh</text:p>
          </table:table-cell>
          <table:table-cell table:style-name="ce64"/>
          <table:table-cell table:style-name="ce18" office:value-type="string">
            <text:p><text:s text:c="9"/>Disetujui Oleh <text:s text:c="7"/>Diterima Oleh</text:p>
          </table:table-cell>
          <table:table-cell table:style-name="ce66"/>
          <table:table-cell table:style-name="ce72"/>
          <table:table-cell table:number-columns-repeated="3"/>
          <table:table-cell table:style-name="ce17" table:number-columns-repeated="1003"/>
        </table:table-row>
        <table:table-row table:style-name="ro2">
          <table:table-cell table:style-name="ce5" office:value-type="string" table:number-columns-spanned="5" table:number-rows-spanned="1">
            <text:p>Jam produksi 1 minggu</text:p>
          </table:table-cell>
          <table:covered-table-cell table:number-columns-repeated="2" table:style-name="ce5"/>
          <table:covered-table-cell table:number-columns-repeated="2" table:style-name="ce6"/>
          <table:table-cell table:style-name="ce11" office:value-type="float" office:value="168" table:number-columns-spanned="2" table:number-rows-spanned="1">
            <text:p>168</text:p>
          </table:table-cell>
          <table:covered-table-cell table:style-name="ce6"/>
          <table:table-cell table:style-name="ce5" office:value-type="string" table:number-columns-spanned="3" table:number-rows-spanned="1">
            <text:p>Selisih Jam</text:p>
          </table:table-cell>
          <table:covered-table-cell table:number-columns-repeated="2" table:style-name="ce6"/>
          <table:table-cell table:style-name="ce11" office:value-type="float" office:value="168">
            <text:p>168</text:p>
          </table:table-cell>
          <table:table-cell table:style-name="ce53" table:number-columns-repeated="6"/>
          <table:table-cell table:style-name="ce73"/>
          <table:table-cell table:number-columns-repeated="3"/>
          <table:table-cell table:style-name="ce17" table:number-columns-repeated="1003"/>
        </table:table-row>
        <table:table-row table:style-name="ro2">
          <table:table-cell table:style-name="ce12" office:value-type="string" table:number-columns-spanned="2" table:number-rows-spanned="5">
            <text:p>CATATAN</text:p>
          </table:table-cell>
          <table:covered-table-cell table:style-name="ce11"/>
          <table:table-cell table:style-name="ce28" office:value-type="string" table:number-columns-spanned="9" table:number-rows-spanned="1">
            <text:p><text:s/>1 Estimasi ini sebagai pedoman untuk menyiapkan bahan baku CRC</text:p>
          </table:table-cell>
          <table:covered-table-cell table:number-columns-repeated="7" table:style-name="ce37"/>
          <table:covered-table-cell table:style-name="ce50"/>
          <table:table-cell table:style-name="ce53" table:number-columns-repeated="6"/>
          <table:table-cell table:style-name="ce73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29" office:value-type="string" table:number-columns-spanned="9" table:number-rows-spanned="1">
            <text:p><text:s/>2 Urutan produksi dapat berubah sesuai kondisi mesin dan ketersediaan bahan baku</text:p>
          </table:table-cell>
          <table:covered-table-cell table:number-columns-repeated="7" table:style-name="ce38"/>
          <table:covered-table-cell table:style-name="ce50"/>
          <table:table-cell table:style-name="Default" table:number-columns-repeated="6"/>
          <table:table-cell table:style-name="ce74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29" office:value-type="string" table:number-columns-spanned="9" table:number-rows-spanned="1">
            <text:p><text:s/>3 Setiap perubahan urutan harus sepengetahuan karu dan kashift yang bertugas</text:p>
          </table:table-cell>
          <table:covered-table-cell table:number-columns-repeated="7" table:style-name="ce38"/>
          <table:covered-table-cell table:style-name="ce50"/>
          <table:table-cell table:style-name="ce53" table:number-columns-repeated="6"/>
          <table:table-cell table:style-name="ce75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30" office:value-type="string" table:number-columns-spanned="9" table:number-rows-spanned="1">
            <text:p><text:s/>4 Target Non Prime &lt; 5 %</text:p>
          </table:table-cell>
          <table:covered-table-cell table:number-columns-repeated="7" table:style-name="ce39"/>
          <table:covered-table-cell table:style-name="ce50"/>
          <table:table-cell table:style-name="ce54" office:value-type="string">
            <text:p><text:s text:c="3"/>Susana / Beni .S</text:p>
          </table:table-cell>
          <table:table-cell table:style-name="ce56"/>
          <table:table-cell table:style-name="ce56" office:value-type="string">
            <text:p><text:s text:c="10"/>Suherman</text:p>
          </table:table-cell>
          <table:table-cell table:style-name="ce65"/>
          <table:table-cell table:style-name="ce56" office:value-type="string">
            <text:p><text:s text:c="8"/>Ida Bagus Gede <text:s text:c="11"/>Walim .H</text:p>
          </table:table-cell>
          <table:table-cell table:style-name="ce65"/>
          <table:table-cell table:style-name="ce74"/>
          <table:table-cell table:number-columns-repeated="1006"/>
        </table:table-row>
        <table:table-row table:style-name="ro7">
          <table:covered-table-cell table:style-name="ce14"/>
          <table:covered-table-cell table:style-name="ce22"/>
          <table:table-cell table:style-name="ce31" office:value-type="string" table:number-columns-spanned="9" table:number-rows-spanned="1">
            <text:p><text:s/>5 Target Produksi 5.500 MT/Bulan</text:p>
          </table:table-cell>
          <table:covered-table-cell table:number-columns-repeated="8"/>
          <table:table-cell table:style-name="ce55" office:value-type="string">
            <text:p><text:s text:c="4"/>Karu PPC / Staff</text:p>
          </table:table-cell>
          <table:table-cell table:style-name="ce57"/>
          <table:table-cell table:style-name="ce57" office:value-type="string">
            <text:p><text:s text:c="7"/>SPV Prod CSL</text:p>
          </table:table-cell>
          <table:table-cell table:style-name="ce66"/>
          <table:table-cell table:style-name="ce57" office:value-type="string">
            <text:p><text:s text:c="8"/>Kadept PPC/Prod <text:s text:c="9"/>Inventory</text:p>
          </table:table-cell>
          <table:table-cell table:style-name="ce66"/>
          <table:table-cell table:style-name="ce7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1"/>
          <table:table-cell table:number-columns-repeated="1017"/>
        </table:table-row>
        <table:table-row table:style-name="ro8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L2_2" table:style-name="ta1" table:print="false">
        <table:table-column table:style-name="co1" table:default-cell-style-name="ce15"/>
        <table:table-column table:style-name="co2" table:default-cell-style-name="ce17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9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6" table:default-cell-style-name="ce15"/>
        <table:table-row table:style-name="ro1">
          <table:table-cell table:style-name="ce1" table:number-columns-spanned="2" table:number-rows-spanned="3">
            <draw:frame table:end-cell-address="CSL2_2.B3" table:end-x="0.222in" table:end-y="0.1681in" draw:z-index="0" draw:name="Graphics 5" draw:style-name="gr1" draw:text-style-name="P1" svg:width="0.6961in" svg:height="0.5685in" svg:x="0.1492in" svg:y="0.0213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covered-table-cell table:style-name="ce16"/>
          <table:table-cell table:style-name="ce23" office:value-type="string" table:number-columns-spanned="7" table:number-rows-spanned="1">
            <text:p><text:s/>PT SARANACENTRAL BAJATAMA Tbk.</text:p>
          </table:table-cell>
          <table:covered-table-cell table:number-columns-repeated="2" table:style-name="ce32"/>
          <table:covered-table-cell table:number-columns-repeated="3" table:style-name="ce16"/>
          <table:covered-table-cell table:style-name="ce44"/>
          <table:table-cell table:style-name="ce48" office:value-type="string" table:number-columns-spanned="6" table:number-rows-spanned="3">
            <text:p><text:s/>ESTIMASI PRODUKSI CSL</text:p>
          </table:table-cell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No Dokumen <text:s text:c="4"/>: <text:s/>F – PPC – 001</text:p>
          </table:table-cell>
          <table:covered-table-cell table:style-name="ce50"/>
          <table:table-cell table:number-columns-repeated="1006"/>
        </table:table-row>
        <table:table-row table:style-name="ro1">
          <table:covered-table-cell table:style-name="ce2"/>
          <table:covered-table-cell/>
          <table:table-cell table:style-name="ce24" office:value-type="string" table:number-columns-spanned="7" table:number-rows-spanned="1">
            <text:p><text:s/>DEPARTEMEN PPC &amp; PRODUKSI</text:p>
          </table:table-cell>
          <table:covered-table-cell table:number-columns-repeated="2" table:style-name="ce33"/>
          <table:covered-table-cell table:number-columns-repeated="3" table:style-name="ce41"/>
          <table:covered-table-cell table:number-columns-repeated="2" table:style-name="ce45"/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No Revisi <text:s text:c="10"/>: <text:s/>04</text:p>
          </table:table-cell>
          <table:covered-table-cell table:style-name="ce50"/>
          <table:table-cell table:number-columns-repeated="1006"/>
        </table:table-row>
        <table:table-row table:style-name="ro1">
          <table:covered-table-cell table:style-name="ce3"/>
          <table:covered-table-cell/>
          <table:table-cell table:style-name="ce25" office:value-type="string" table:number-columns-spanned="7" table:number-rows-spanned="1">
            <text:p><text:s/>PPC CSL</text:p>
          </table:table-cell>
          <table:covered-table-cell table:style-name="ce25"/>
          <table:covered-table-cell table:number-columns-repeated="4" table:style-name="ce40"/>
          <table:covered-table-cell table:number-columns-repeated="2" table:style-name="ce46"/>
          <table:covered-table-cell table:number-columns-repeated="5" table:style-name="ce50"/>
          <table:table-cell table:style-name="ce50"/>
          <table:table-cell table:style-name="ce50" office:value-type="string" table:number-columns-spanned="2" table:number-rows-spanned="1">
            <text:p><text:s/>Tanggal Efektif <text:s/>: <text:s/>13 JUNI 2016</text:p>
          </table:table-cell>
          <table:covered-table-cell table:style-name="ce50"/>
          <table:table-cell table:number-columns-repeated="1006"/>
        </table:table-row>
        <table:table-row table:style-name="ro2">
          <table:table-cell table:style-name="ce4" office:value-type="string" table:number-columns-spanned="18" table:number-rows-spanned="1">
            <text:p><text:s/>Tanggal : 14 JULI 2017</text:p>
          </table:table-cell>
          <table:covered-table-cell table:number-columns-repeated="17" table:style-name="ce11"/>
          <table:table-cell table:style-name="ce17" table:number-columns-repeated="1006"/>
        </table:table-row>
        <table:table-row table:style-name="ro2">
          <table:table-cell table:style-name="ce4" office:value-type="string" table:number-columns-spanned="14" table:number-rows-spanned="1">
            <text:p><text:s/>Untuk : Produksi, Quality Control dan Warehouse mohon disiapkan dan diproduksi sbb : </text:p>
          </table:table-cell>
          <table:covered-table-cell table:number-columns-repeated="12" table:style-name="ce11"/>
          <table:covered-table-cell table:style-name="ce58"/>
          <table:table-cell table:style-name="ce61" office:value-type="string" table:number-columns-spanned="4" table:number-rows-spanned="1">
            <text:p><text:s/>Periode : Senin s/d Kamis – Kamis s/d Senin</text:p>
          </table:table-cell>
          <table:covered-table-cell table:number-columns-repeated="3" table:style-name="ce6"/>
          <table:table-cell table:style-name="ce41"/>
          <table:table-cell table:style-name="ce17" table:number-columns-repeated="1005"/>
        </table:table-row>
        <table:table-row table:style-name="ro2">
          <table:table-cell table:style-name="ce5" office:value-type="string" table:number-columns-spanned="1" table:number-rows-spanned="2">
            <text:p><text:s/>Urutan</text:p>
          </table:table-cell>
          <table:table-cell table:style-name="ce5" office:value-type="string" table:number-columns-spanned="6" table:number-rows-spanned="1">
            <text:p>BAHAN</text:p>
          </table:table-cell>
          <table:covered-table-cell table:style-name="ce5"/>
          <table:covered-table-cell table:number-columns-repeated="4" table:style-name="ce11"/>
          <table:table-cell table:style-name="ce43" office:value-type="string">
            <text:p>Speed</text:p>
          </table:table-cell>
          <table:table-cell table:style-name="ce11" office:value-type="string" table:number-columns-spanned="2" table:number-rows-spanned="1">
            <text:p>Waktu Prod</text:p>
          </table:table-cell>
          <table:covered-table-cell table:style-name="ce11"/>
          <table:table-cell table:style-name="ce11" office:value-type="string" table:number-columns-spanned="7" table:number-rows-spanned="1">
            <text:p><text:s/>TARGET PRODUK</text:p>
          </table:table-cell>
          <table:covered-table-cell table:number-columns-repeated="6" table:style-name="ce11"/>
          <table:table-cell table:style-name="ce5" office:value-type="string" table:number-columns-spanned="1" table:number-rows-spanned="2">
            <text:p>KETERANGAN</text:p>
          </table:table-cell>
          <table:table-cell table:style-name="ce17" table:number-columns-repeated="1006"/>
        </table:table-row>
        <table:table-row table:style-name="ro2">
          <table:covered-table-cell table:style-name="ce6"/>
          <table:table-cell table:style-name="ce5" office:value-type="string" table:number-columns-spanned="3" table:number-rows-spanned="1">
            <text:p>Ukuran</text:p>
          </table:table-cell>
          <table:covered-table-cell table:number-columns-repeated="2" table:style-name="ce11"/>
          <table:table-cell table:style-name="ce11" office:value-type="string">
            <text:p>Ton</text:p>
          </table:table-cell>
          <table:table-cell table:style-name="ce11" office:value-type="string">
            <text:p>Meter</text:p>
          </table:table-cell>
          <table:table-cell table:style-name="ce11" office:value-type="string">
            <text:p>Sumber</text:p>
          </table:table-cell>
          <table:table-cell table:style-name="ce43" office:value-type="string">
            <text:p>mpm</text:p>
          </table:table-cell>
          <table:table-cell table:style-name="ce11" office:value-type="string">
            <text:p>Menit</text:p>
          </table:table-cell>
          <table:table-cell table:style-name="ce11" office:value-type="string">
            <text:p>Jam</text:p>
          </table:table-cell>
          <table:table-cell table:style-name="ce11" office:value-type="string">
            <text:p>Spek</text:p>
          </table:table-cell>
          <table:table-cell table:style-name="ce11" office:value-type="string">
            <text:p>Coat</text:p>
          </table:table-cell>
          <table:table-cell table:style-name="ce11" office:value-type="string">
            <text:p>Target Coat</text:p>
          </table:table-cell>
          <table:table-cell table:style-name="ce11" office:value-type="string">
            <text:p>Berat (MT)</text:p>
          </table:table-cell>
          <table:table-cell table:style-name="ce11" office:value-type="string" table:number-columns-spanned="2" table:number-rows-spanned="1">
            <text:p>Order</text:p>
          </table:table-cell>
          <table:covered-table-cell table:style-name="ce11"/>
          <table:table-cell table:style-name="ce11" office:value-type="string">
            <text:p>Finished</text:p>
          </table:table-cell>
          <table:covered-table-cell table:style-name="ce6"/>
          <table:table-cell table:style-name="ce17" table:number-columns-repeated="1006"/>
        </table:table-row>
        <table:table-row table:style-name="ro3">
          <table:table-cell table:style-name="ce7"/>
          <table:table-cell table:style-name="ce18"/>
          <table:table-cell table:style-name="ce26" table:number-columns-repeated="15"/>
          <table:table-cell table:style-name="ce67"/>
          <table:table-cell table:number-columns-repeated="1006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9" office:value-type="float" office:value="0.25">
            <text:p>0.25</text:p>
          </table:table-cell>
          <table:table-cell table:style-name="ce27" office:value-type="string">
            <text:p>x</text:p>
            <draw:line table:end-cell-address="CSL2_2.C10" table:end-x="0.0461in" table:end-y="0.2394in" draw:z-index="8" draw:style-name="gr2" draw:text-style-name="P1" svg:x1="0.0461in" svg:y1="0.2425in" svg:x2="0.0445in" svg:y2="0.4827in">
              <text:p/>
            </draw:line>
            <draw:line table:end-cell-address="CSL2_2.C10" table:end-x="0.0461in" table:end-y="0.2437in" draw:z-index="9" draw:style-name="gr2" draw:text-style-name="P1" svg:x1="0.0461in" svg:y1="0.2382in" svg:x2="0.0445in" svg:y2="0.487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50">
            <text:p>150</text:p>
          </table:table-cell>
          <table:table-cell table:style-name="ce42" table:formula="of:=+[.E9]/([.B9]*[.D9]*7.85/1000000)" office:value-type="float" office:value="62701.4938630913">
            <text:p>62701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9]/[.H9]" office:value-type="float" office:value="783.768673288641">
            <text:p>784</text:p>
          </table:table-cell>
          <table:table-cell table:style-name="ce49" table:formula="of:=+[.I9]/60" office:value-type="float" office:value="13.0628112214774">
            <text:p>13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7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.C11" table:end-x="0.0461in" table:end-y="0.0106in" draw:z-index="4" draw:style-name="gr2" draw:text-style-name="P1" svg:x1="0.0461in" svg:y1="0.0043in" svg:x2="0.0445in" svg:y2="0.2543in">
              <text:p/>
            </draw:line>
            <draw:line table:end-cell-address="CSL2_2.C11" table:end-x="0.0465in" table:end-y="0.011in" draw:z-index="6" draw:style-name="gr2" draw:text-style-name="P1" svg:x1="0.0465in" svg:y1="0.0051in" svg:x2="0.0445in" svg:y2="0.2547in">
              <text:p/>
            </draw:line>
          </table:table-cell>
          <table:table-cell table:style-name="ce35" table:number-columns-repeated="10"/>
          <table:table-cell table:style-name="ce60"/>
          <table:table-cell table:style-name="ce20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9" office:value-type="float" office:value="0.3">
            <text:p>0.30</text:p>
          </table:table-cell>
          <table:table-cell table:style-name="ce27" office:value-type="string">
            <text:p>x</text:p>
            <draw:line table:end-cell-address="CSL2_2.C13" table:end-x="0.0461in" table:end-y="0.0043in" draw:z-index="7" draw:style-name="gr2" draw:text-style-name="P1" svg:x1="0.0461in" svg:y1="0.2413in" svg:x2="0.0445in" svg:y2="0.4913in">
              <text:p/>
            </draw:line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50">
            <text:p>150</text:p>
          </table:table-cell>
          <table:table-cell table:style-name="ce42" table:formula="of:=+[.E11]/([.B11]*[.D11]*7.85/1000000)" office:value-type="float" office:value="52251.2448859094">
            <text:p>52251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1]/[.H11]" office:value-type="float" office:value="653.140561073868">
            <text:p>653</text:p>
          </table:table-cell>
          <table:table-cell table:style-name="ce49" table:formula="of:=+[.I11]/60" office:value-type="float" office:value="10.8856760178978">
            <text:p>11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<text:span text:style-name="T1">OOFING</text:span>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8" table:number-columns-repeated="1006"/>
        </table:table-row>
        <table:table-row table:style-name="ro4">
          <table:table-cell table:style-name="ce9"/>
          <table:table-cell table:style-name="ce20"/>
          <table:table-cell table:style-name="ce20">
            <draw:line table:end-cell-address="CSL2_2.C13" table:end-x="0.0461in" table:end-y="0.0067in" draw:z-index="5" draw:style-name="gr2" draw:text-style-name="P1" svg:x1="0.0461in" svg:y1="0.0004in" svg:x2="0.0445in" svg:y2="0.2504in">
              <text:p/>
            </draw:line>
          </table:table-cell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9" office:value-type="float" office:value="0.35">
            <text:p>0.35</text:p>
          </table:table-cell>
          <table:table-cell table:style-name="ce27" office:value-type="string">
            <text:p>x</text:p>
          </table:table-cell>
          <table:table-cell table:style-name="ce34" office:value-type="float" office:value="1219">
            <text:p>1219</text:p>
          </table:table-cell>
          <table:table-cell table:style-name="ce8" office:value-type="float" office:value="150">
            <text:p>150</text:p>
          </table:table-cell>
          <table:table-cell table:style-name="ce42" table:formula="of:=+[.E13]/([.B13]*[.D13]*7.85/1000000)" office:value-type="float" office:value="44786.7813307795">
            <text:p>44787</text:p>
          </table:table-cell>
          <table:table-cell table:style-name="ce8" office:value-type="string">
            <text:p>KS</text:p>
          </table:table-cell>
          <table:table-cell table:style-name="ce8" office:value-type="float" office:value="80">
            <text:p>80</text:p>
          </table:table-cell>
          <table:table-cell table:style-name="ce42" table:formula="of:=+[.F13]/[.H13]" office:value-type="float" office:value="559.834766634744">
            <text:p>560</text:p>
          </table:table-cell>
          <table:table-cell table:style-name="ce49" table:formula="of:=+[.I13]/60" office:value-type="float" office:value="9.33057944391239">
            <text:p>9</text:p>
          </table:table-cell>
          <table:table-cell table:style-name="ce8" office:value-type="string">
            <text:p>G-550</text:p>
          </table:table-cell>
          <table:table-cell table:style-name="ce8" office:value-type="string">
            <text:p>AS150</text:p>
          </table:table-cell>
          <table:table-cell table:style-name="ce8" office:value-type="string">
            <text:p>135 – 150</text:p>
          </table:table-cell>
          <table:table-cell table:style-name="ce59" office:value-type="string">
            <text:p>3 – 4.3</text:p>
          </table:table-cell>
          <table:table-cell table:style-name="ce63" office:value-type="string" table:number-columns-spanned="2" table:number-rows-spanned="1">
            <text:p>ROOFING</text:p>
          </table:table-cell>
          <table:covered-table-cell table:style-name="ce34"/>
          <table:table-cell table:style-name="ce8" office:value-type="string">
            <text:p>AFP</text:p>
          </table:table-cell>
          <table:table-cell table:style-name="ce8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68"/>
          <table:table-cell table:style-name="ce77" table:number-columns-repeated="4"/>
          <table:table-cell table:style-name="ce78" table:number-columns-repeated="1002"/>
        </table:table-row>
        <table:table-row table:style-name="ro5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8" table:number-columns-repeated="3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/>
          <table:table-cell table:style-name="ce69"/>
          <table:table-cell table:style-name="ce77" table:number-columns-repeated="4"/>
          <table:table-cell table:style-name="ce78" table:number-columns-repeated="1002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9" table:number-columns-repeated="1006"/>
        </table:table-row>
        <table:table-row table:style-name="ro4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8" table:number-columns-repeated="3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/>
          <table:table-cell table:style-name="ce69"/>
          <table:table-cell table:style-name="ce77" table:number-columns-repeated="1006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 table:number-columns-repeated="1006"/>
        </table:table-row>
        <table:table-row table:style-name="ro4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8" table:number-columns-repeated="3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 table:number-columns-repeated="2"/>
          <table:table-cell table:style-name="ce78" table:number-columns-repeated="1006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 table:number-columns-repeated="1006"/>
        </table:table-row>
        <table:table-row table:style-name="ro4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51"/>
          <table:table-cell table:style-name="ce8" table:number-columns-repeated="2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 table:number-columns-repeated="2"/>
          <table:table-cell table:style-name="ce77" table:number-columns-repeated="1006"/>
        </table:table-row>
        <table:table-row table:style-name="ro4">
          <table:table-cell table:style-name="ce9"/>
          <table:table-cell table:style-name="ce20" table:number-columns-repeated="2"/>
          <table:table-cell table:style-name="ce35" table:number-columns-repeated="10"/>
          <table:table-cell table:style-name="ce60"/>
          <table:table-cell table:style-name="ce35" table:number-columns-repeated="3"/>
          <table:table-cell table:style-name="ce70"/>
          <table:table-cell table:style-name="ce77"/>
          <table:table-cell table:style-name="ce80" table:number-columns-repeated="1005"/>
        </table:table-row>
        <table:table-row table:style-name="ro4">
          <table:table-cell table:style-name="ce8"/>
          <table:table-cell table:style-name="ce19"/>
          <table:table-cell table:style-name="ce27"/>
          <table:table-cell table:style-name="ce34"/>
          <table:table-cell table:style-name="ce8"/>
          <table:table-cell table:style-name="ce42"/>
          <table:table-cell table:style-name="ce8" table:number-columns-repeated="2"/>
          <table:table-cell table:style-name="ce42"/>
          <table:table-cell table:style-name="ce49"/>
          <table:table-cell table:style-name="ce51"/>
          <table:table-cell table:style-name="ce8" table:number-columns-repeated="2"/>
          <table:table-cell table:style-name="ce59"/>
          <table:table-cell table:style-name="ce63" table:number-columns-spanned="2" table:number-rows-spanned="1"/>
          <table:covered-table-cell table:style-name="ce34"/>
          <table:table-cell table:style-name="ce8" table:number-columns-repeated="2"/>
          <table:table-cell table:style-name="ce77" table:number-columns-repeated="1006"/>
        </table:table-row>
        <table:table-row table:style-name="ro6">
          <table:table-cell table:style-name="ce10"/>
          <table:table-cell table:style-name="ce21" table:number-columns-repeated="2"/>
          <table:table-cell table:style-name="ce36" table:number-columns-repeated="14"/>
          <table:table-cell table:style-name="ce71"/>
          <table:table-cell table:style-name="ce17" table:number-columns-repeated="1006"/>
        </table:table-row>
        <table:table-row table:style-name="ro2">
          <table:table-cell table:style-name="ce5" office:value-type="string" table:number-columns-spanned="18" table:number-rows-spanned="1">
            <text:p>Halaman : 1 dari ......</text:p>
          </table:table-cell>
          <table:covered-table-cell table:number-columns-repeated="2" table:style-name="ce5"/>
          <table:covered-table-cell table:number-columns-repeated="10" table:style-name="ce11"/>
          <table:covered-table-cell table:style-name="ce11">
            <draw:line table:end-cell-address="CSL2_2.N32" table:end-x="0.0394in" table:end-y="0.1909in" draw:z-index="1" draw:style-name="gr3" draw:text-style-name="P2" svg:x1="0.0394in" svg:y1="0.2165in" svg:x2="0.039in" svg:y2="1.8134in">
              <text:p/>
            </draw:line>
          </table:covered-table-cell>
          <table:covered-table-cell table:style-name="ce11"/>
          <table:covered-table-cell table:style-name="ce11">
            <draw:line table:end-cell-address="CSL2_2.P32" table:end-x="0.2236in" table:end-y="0.1799in" draw:z-index="2" draw:style-name="gr3" draw:text-style-name="P2" svg:x1="0.2236in" svg:y1="0.2256in" svg:x2="0.2201in" svg:y2="1.8024in">
              <text:p/>
            </draw:line>
          </table:covered-table-cell>
          <table:covered-table-cell table:style-name="ce11"/>
          <table:covered-table-cell table:style-name="ce11">
            <draw:line table:end-cell-address="CSL2_2.R32" table:end-x="0.4039in" table:end-y="0.1799in" draw:z-index="3" draw:style-name="gr3" draw:text-style-name="P2" svg:x1="0.4012in" svg:y1="0.222in" svg:x2="0.4039in" svg:y2="1.8024in">
              <text:p/>
            </draw:line>
          </table:covered-table-cell>
          <table:table-cell table:style-name="ce17" table:number-columns-repeated="1006"/>
        </table:table-row>
        <table:table-row table:style-name="ro2">
          <table:table-cell table:style-name="ce11" office:value-type="string" table:number-columns-spanned="4" table:number-rows-spanned="1">
            <text:p>TOTAL</text:p>
          </table:table-cell>
          <table:covered-table-cell table:number-columns-repeated="2" table:style-name="ce11"/>
          <table:covered-table-cell table:style-name="ce6"/>
          <table:table-cell table:style-name="ce11" table:formula="of:=SUM([.E9:.E23])" office:value-type="float" office:value="450">
            <text:p>450</text:p>
          </table:table-cell>
          <table:table-cell table:style-name="ce11" office:value-type="float" office:value="0">
            <text:p>0</text:p>
          </table:table-cell>
          <table:table-cell table:style-name="ce6" table:number-columns-spanned="2" table:number-rows-spanned="1"/>
          <table:covered-table-cell table:style-name="ce6"/>
          <table:table-cell table:style-name="ce47" table:formula="of:=SUM([.I9:.I23])" office:value-type="float" office:value="1996.74400099725">
            <text:p>1997</text:p>
          </table:table-cell>
          <table:table-cell table:style-name="ce47" table:formula="of:=SUM([.J9:.J23])" office:value-type="float" office:value="33.2790666832875">
            <text:p>33</text:p>
          </table:table-cell>
          <table:table-cell table:style-name="ce6"/>
          <table:table-cell table:style-name="ce52" office:value-type="string">
            <text:p><text:s text:c="4"/>Dibuat Oleh</text:p>
          </table:table-cell>
          <table:table-cell table:style-name="ce52"/>
          <table:table-cell table:style-name="ce18" office:value-type="string">
            <text:p><text:s text:c="5"/>Diperika Oleh</text:p>
          </table:table-cell>
          <table:table-cell table:style-name="ce64"/>
          <table:table-cell table:style-name="ce18" office:value-type="string">
            <text:p><text:s text:c="9"/>Disetujui Oleh <text:s text:c="7"/>Diterima Oleh</text:p>
          </table:table-cell>
          <table:table-cell table:style-name="ce66"/>
          <table:table-cell table:style-name="ce72"/>
          <table:table-cell table:number-columns-repeated="3"/>
          <table:table-cell table:style-name="ce17" table:number-columns-repeated="1003"/>
        </table:table-row>
        <table:table-row table:style-name="ro2">
          <table:table-cell table:style-name="ce5" office:value-type="string" table:number-columns-spanned="5" table:number-rows-spanned="1">
            <text:p>Jam produksi 1 minggu</text:p>
          </table:table-cell>
          <table:covered-table-cell table:number-columns-repeated="2" table:style-name="ce5"/>
          <table:covered-table-cell table:number-columns-repeated="2" table:style-name="ce6"/>
          <table:table-cell table:style-name="ce11" office:value-type="float" office:value="168" table:number-columns-spanned="2" table:number-rows-spanned="1">
            <text:p>168</text:p>
          </table:table-cell>
          <table:covered-table-cell table:style-name="ce6"/>
          <table:table-cell table:style-name="ce5" office:value-type="string" table:number-columns-spanned="3" table:number-rows-spanned="1">
            <text:p>Selisih Jam</text:p>
          </table:table-cell>
          <table:covered-table-cell table:number-columns-repeated="2" table:style-name="ce6"/>
          <table:table-cell table:style-name="ce11" office:value-type="float" office:value="168">
            <text:p>168</text:p>
          </table:table-cell>
          <table:table-cell table:style-name="ce53" table:number-columns-repeated="6"/>
          <table:table-cell table:style-name="ce73"/>
          <table:table-cell table:number-columns-repeated="3"/>
          <table:table-cell table:style-name="ce17" table:number-columns-repeated="1003"/>
        </table:table-row>
        <table:table-row table:style-name="ro2">
          <table:table-cell table:style-name="ce12" office:value-type="string" table:number-columns-spanned="2" table:number-rows-spanned="5">
            <text:p>CATATAN</text:p>
          </table:table-cell>
          <table:covered-table-cell table:style-name="ce11"/>
          <table:table-cell table:style-name="ce28" office:value-type="string" table:number-columns-spanned="9" table:number-rows-spanned="1">
            <text:p><text:s/>1 Estimasi ini sebagai pedoman untuk menyiapkan bahan baku CRC</text:p>
          </table:table-cell>
          <table:covered-table-cell table:number-columns-repeated="7" table:style-name="ce37"/>
          <table:covered-table-cell table:style-name="ce50"/>
          <table:table-cell table:style-name="ce53" table:number-columns-repeated="6"/>
          <table:table-cell table:style-name="ce73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29" office:value-type="string" table:number-columns-spanned="9" table:number-rows-spanned="1">
            <text:p><text:s/>2 Urutan produksi dapat berubah sesuai kondisi mesin dan ketersediaan bahan baku</text:p>
          </table:table-cell>
          <table:covered-table-cell table:number-columns-repeated="7" table:style-name="ce38"/>
          <table:covered-table-cell table:style-name="ce50"/>
          <table:table-cell table:style-name="Default" table:number-columns-repeated="6"/>
          <table:table-cell table:style-name="ce74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29" office:value-type="string" table:number-columns-spanned="9" table:number-rows-spanned="1">
            <text:p><text:s/>3 Setiap perubahan urutan harus sepengetahuan karu dan kashift yang bertugas</text:p>
          </table:table-cell>
          <table:covered-table-cell table:number-columns-repeated="7" table:style-name="ce38"/>
          <table:covered-table-cell table:style-name="ce50"/>
          <table:table-cell table:style-name="ce53" table:number-columns-repeated="6"/>
          <table:table-cell table:style-name="ce75"/>
          <table:table-cell table:number-columns-repeated="1006"/>
        </table:table-row>
        <table:table-row table:style-name="ro2">
          <table:covered-table-cell table:style-name="ce13"/>
          <table:covered-table-cell table:style-name="ce11"/>
          <table:table-cell table:style-name="ce30" office:value-type="string" table:number-columns-spanned="9" table:number-rows-spanned="1">
            <text:p><text:s/>4 Target Non Prime &lt; 5 %</text:p>
          </table:table-cell>
          <table:covered-table-cell table:number-columns-repeated="7" table:style-name="ce39"/>
          <table:covered-table-cell table:style-name="ce50"/>
          <table:table-cell table:style-name="ce54" office:value-type="string">
            <text:p><text:s text:c="3"/>Susana / Beni .S</text:p>
          </table:table-cell>
          <table:table-cell table:style-name="ce56"/>
          <table:table-cell table:style-name="ce56" office:value-type="string">
            <text:p><text:s text:c="10"/>Suherman</text:p>
          </table:table-cell>
          <table:table-cell table:style-name="ce65"/>
          <table:table-cell table:style-name="ce56" office:value-type="string">
            <text:p><text:s text:c="8"/>Ida Bagus Gede <text:s text:c="11"/>Walim .H</text:p>
          </table:table-cell>
          <table:table-cell table:style-name="ce65"/>
          <table:table-cell table:style-name="ce74"/>
          <table:table-cell table:number-columns-repeated="1006"/>
        </table:table-row>
        <table:table-row table:style-name="ro7">
          <table:covered-table-cell table:style-name="ce14"/>
          <table:covered-table-cell table:style-name="ce22"/>
          <table:table-cell table:style-name="ce31" office:value-type="string" table:number-columns-spanned="9" table:number-rows-spanned="1">
            <text:p><text:s/>5 Target Produksi 5.500 MT/Bulan</text:p>
          </table:table-cell>
          <table:covered-table-cell table:number-columns-repeated="8"/>
          <table:table-cell table:style-name="ce55" office:value-type="string">
            <text:p><text:s text:c="4"/>Karu PPC / Staff</text:p>
          </table:table-cell>
          <table:table-cell table:style-name="ce57"/>
          <table:table-cell table:style-name="ce57" office:value-type="string">
            <text:p><text:s text:c="7"/>SPV Prod CSL</text:p>
          </table:table-cell>
          <table:table-cell table:style-name="ce66"/>
          <table:table-cell table:style-name="ce57" office:value-type="string">
            <text:p><text:s text:c="8"/>Kadept PPC/Prod <text:s text:c="9"/>Inventory</text:p>
          </table:table-cell>
          <table:table-cell table:style-name="ce66"/>
          <table:table-cell table:style-name="ce7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1"/>
          <table:table-cell table:number-columns-repeated="1017"/>
        </table:table-row>
        <table:table-row table:style-name="ro8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d" fo:country="ID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d" fo:country="ID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3" number:min-integer-digits="1" number:grouping="true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number-style style:name="N133">
      <number:number number:decimal-places="4" number:min-integer-digits="1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6P0" style:volatile="true">
      <number:day/>
      <number:text>-</number:text>
      <number:month number:textual="true"/>
      <number:text>-</number:text>
      <number:year/>
    </number:date-style>
    <number:text-style style:name="N136">
      <number:text-content/>
      <style:map style:condition="value()&gt;=0" style:apply-style-name="N136P0"/>
    </number:text-style>
    <number:date-style style:name="N138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38">
      <number:text-content/>
      <style:map style:condition="value()&gt;=0" style:apply-style-name="N138P0"/>
    </number:text-style>
    <number:date-style style:name="N139">
      <number:day/>
      <number:text>-</number:text>
      <number:month number:textual="true"/>
    </number:date-style>
    <number:date-style style:name="N14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1">
      <number:text-content/>
      <style:map style:condition="value()&gt;=0" style:apply-style-name="N141P0"/>
    </number:text-style>
    <number:date-style style:name="N142P0" style:volatile="true">
      <number:day/>
      <number:text>-</number:text>
      <number:month number:textual="true"/>
    </number:date-style>
    <number:text-style style:name="N142">
      <number:text-content/>
      <style:map style:condition="value()&gt;=0" style:apply-style-name="N142P0"/>
    </number:text-style>
    <number:date-style style:name="N14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44">
      <number:text-content/>
      <style:map style:condition="value()&gt;=0" style:apply-style-name="N144P0"/>
    </number:text-style>
    <number:number-style style:name="N147P0" style:volatile="true">
      <number:number number:decimal-places="3" number:min-integer-digits="1" number:grouping="true"/>
      <number:text> </number:text>
    </number:number-style>
    <number:number-style style:name="N147P1" style:volatile="true">
      <number:text> (</number:text>
      <number:number number:decimal-places="3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1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1P2" style:volatile="true">
      <number:currency-symbol number:language="id" number:country="ID">Rp</number:currency-symbol>
      <number:text>- </number:text>
    </number:currency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3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3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6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56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156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8P0" style:volatile="true">
      <number:month number:style="long"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62P0" style:volatile="true">
      <number:text> Rp</number:text>
      <number:number number:decimal-places="0" number:min-integer-digits="1" number:grouping="true"/>
      <number:text> </number:text>
    </number:number-style>
    <number:number-style style:name="N162P1" style:volatile="true">
      <number:text> Rp(</number:text>
      <number:number number:decimal-places="0" number:min-integer-digits="1" number:grouping="true"/>
      <number:text>)</number:text>
    </number:number-style>
    <number:number-style style:name="N162P2" style:volatile="true">
      <number:text> Rp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4P0" style:volatile="true"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fo:page-width="11.6929in" fo:page-height="8.2681in" style:num-format="1" style:print-orientation="landscape" fo:margin-top="0.5299in" fo:margin-bottom="0.3547in" fo:margin-left="0.1437in" fo:margin-right="0.0217in" style:shadow="none" fo:background-color="transparent" style:scale-to="92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7/14/2017</text:date>, <text:time>14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4-03T07:40:32.28</meta:creation-date>
    <dc:date>2017-07-14T14:33:37.37</dc:date>
    <meta:editing-duration>PT647H40M26S</meta:editing-duration>
    <meta:editing-cycles>363</meta:editing-cycles>
    <meta:generator>OpenOffice.org/3.0$Win32 OpenOffice.org_project/300m9$Build-9358</meta:generator>
    <meta:print-date>2017-07-14T14:07:24.21</meta:print-date>
    <meta:document-statistic meta:table-count="4" meta:cell-count="569" meta:object-count="101"/>
    <meta:user-defined meta:name="Info 1"/>
    <meta:user-defined meta:name="Info 2"/>
    <meta:user-defined meta:name="Info 3"/>
    <meta:user-defined meta:name="Info 4"/>
  </office:meta>
</office:document-meta>
</file>